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16.976cm" fo:margin-left="0.037cm" fo:margin-right="-0.012cm" table:align="margins"/>
    </style:style>
    <style:style style:name="Tablo1.A" style:family="table-column">
      <style:table-column-properties style:column-width="1.323cm" style:rel-column-width="5107*"/>
    </style:style>
    <style:style style:name="Tablo1.B" style:family="table-column">
      <style:table-column-properties style:column-width="7.223cm" style:rel-column-width="27885*"/>
    </style:style>
    <style:style style:name="Tablo1.C" style:family="table-column">
      <style:table-column-properties style:column-width="8.43cm" style:rel-column-width="32543*"/>
    </style:style>
    <style:style style:name="Tablo1.A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C2" style:family="table-cell">
      <style:table-cell-properties fo:padding="0.097cm" fo:border-left="0.05pt solid #000000" fo:border-right="0.05pt solid #000000" fo:border-top="none" fo:border-bottom="0.05pt solid #000000"/>
    </style:style>
    <style:style style:name="Tablo1.A3" style:family="table-cell" style:data-style-name="N0">
      <style:table-cell-properties fo:padding="0.097cm" fo:border-left="0.05pt solid #000000" fo:border-right="none" fo:border-top="none" fo:border-bottom="0.05pt solid #000000"/>
    </style:style>
    <style:style style:name="Tablo2" style:family="table">
      <style:table-properties style:width="17.013cm" fo:margin-left="0cm" fo:margin-right="-0.012cm" table:align="margins"/>
    </style:style>
    <style:style style:name="Tablo2.A" style:family="table-column">
      <style:table-column-properties style:column-width="1.296cm" style:rel-column-width="4994*"/>
    </style:style>
    <style:style style:name="Tablo2.B" style:family="table-column">
      <style:table-column-properties style:column-width="4.524cm" style:rel-column-width="17428*"/>
    </style:style>
    <style:style style:name="Tablo2.C" style:family="table-column">
      <style:table-column-properties style:column-width="11.192cm" style:rel-column-width="43113*"/>
    </style:style>
    <style:style style:name="Tablo2.A1" style:family="table-cell">
      <style:table-cell-properties fo:padding="0.097cm" fo:border="0.05pt solid #000000"/>
    </style:style>
    <style:style style:name="Tablo2.A2" style:family="table-cell">
      <style:table-cell-properties fo:padding="0.097cm" fo:border-left="0.05pt solid #000000" fo:border-right="none" fo:border-top="none" fo:border-bottom="0.05pt solid #000000"/>
    </style:style>
    <style:style style:name="Tablo2.C2" style:family="table-cell">
      <style:table-cell-properties fo:padding="0.097cm" fo:border-left="0.05pt solid #000000" fo:border-right="0.05pt solid #000000" fo:border-top="none" fo:border-bottom="0.05pt solid #000000"/>
    </style:style>
    <style:style style:name="Tablo2.A3" style:family="table-cell" style:data-style-name="N0">
      <style:table-cell-properties fo:padding="0.097cm" fo:border-left="0.05pt solid #000000" fo:border-right="none" fo:border-top="none" fo:border-bottom="0.05pt solid #000000"/>
    </style:style>
    <style:style style:name="Tablo3" style:family="table">
      <style:table-properties style:width="17.013cm" fo:margin-left="0cm" fo:margin-right="-0.012cm" table:align="margins"/>
    </style:style>
    <style:style style:name="Tablo3.A" style:family="table-column">
      <style:table-column-properties style:column-width="1.296cm" style:rel-column-width="4994*"/>
    </style:style>
    <style:style style:name="Tablo3.B" style:family="table-column">
      <style:table-column-properties style:column-width="4.498cm" style:rel-column-width="17326*"/>
    </style:style>
    <style:style style:name="Tablo3.C" style:family="table-column">
      <style:table-column-properties style:column-width="11.218cm" style:rel-column-width="43215*"/>
    </style:style>
    <style:style style:name="Tablo3.A1" style:family="table-cell">
      <style:table-cell-properties fo:padding="0.097cm" fo:border="0.05pt solid #000000"/>
    </style:style>
    <style:style style:name="Tablo3.A2" style:family="table-cell">
      <style:table-cell-properties fo:padding="0.097cm" fo:border-left="0.05pt solid #000000" fo:border-right="none" fo:border-top="none" fo:border-bottom="0.05pt solid #000000"/>
    </style:style>
    <style:style style:name="Tablo3.C2" style:family="table-cell">
      <style:table-cell-properties fo:padding="0.097cm" fo:border-left="0.05pt solid #000000" fo:border-right="0.05pt solid #000000" fo:border-top="none" fo:border-bottom="0.05pt solid #000000"/>
    </style:style>
    <style:style style:name="Tablo3.A3" style:family="table-cell" style:data-style-name="N0">
      <style:table-cell-properties fo:padding="0.097cm" fo:border-left="0.05pt solid #000000" fo:border-right="none" fo:border-top="none" fo:border-bottom="0.05pt solid #000000"/>
    </style:style>
    <style:style style:name="Tablo4" style:family="table">
      <style:table-properties style:width="17.013cm" fo:margin-left="0cm" fo:margin-right="-0.012cm" table:align="margins"/>
    </style:style>
    <style:style style:name="Tablo4.A" style:family="table-column">
      <style:table-column-properties style:column-width="1.401cm" style:rel-column-width="794*"/>
    </style:style>
    <style:style style:name="Tablo4.B" style:family="table-column">
      <style:table-column-properties style:column-width="4.288cm" style:rel-column-width="2431*"/>
    </style:style>
    <style:style style:name="Tablo4.C" style:family="table-column">
      <style:table-column-properties style:column-width="11.324cm" style:rel-column-width="6420*"/>
    </style:style>
    <style:style style:name="Tablo4.A1" style:family="table-cell">
      <style:table-cell-properties fo:padding="0.097cm" fo:border="0.05pt solid #000000"/>
    </style:style>
    <style:style style:name="Tablo4.A2" style:family="table-cell">
      <style:table-cell-properties fo:padding="0.097cm" fo:border-left="0.05pt solid #000000" fo:border-right="none" fo:border-top="none" fo:border-bottom="0.05pt solid #000000"/>
    </style:style>
    <style:style style:name="Tablo4.C2" style:family="table-cell">
      <style:table-cell-properties fo:padding="0.097cm" fo:border-left="0.05pt solid #000000" fo:border-right="0.05pt solid #000000" fo:border-top="none" fo:border-bottom="0.05pt solid #000000"/>
    </style:style>
    <style:style style:name="Tablo4.A3" style:family="table-cell" style:data-style-name="N0">
      <style:table-cell-properties fo:padding="0.097cm" fo:border-left="0.05pt solid #000000" fo:border-right="none" fo:border-top="none" fo:border-bottom="0.05pt solid #000000"/>
    </style:style>
    <style:style style:name="Tablo5" style:family="table">
      <style:table-properties style:width="17.013cm" fo:margin-left="0cm" fo:margin-right="-0.012cm" table:align="margins"/>
    </style:style>
    <style:style style:name="Tablo5.A" style:family="table-column">
      <style:table-column-properties style:column-width="1.508cm" style:rel-column-width="5809*"/>
    </style:style>
    <style:style style:name="Tablo5.B" style:family="table-column">
      <style:table-column-properties style:column-width="4.233cm" style:rel-column-width="16307*"/>
    </style:style>
    <style:style style:name="Tablo5.C" style:family="table-column">
      <style:table-column-properties style:column-width="11.271cm" style:rel-column-width="43419*"/>
    </style:style>
    <style:style style:name="Tablo5.A1" style:family="table-cell">
      <style:table-cell-properties fo:padding="0.097cm" fo:border="0.05pt solid #000000"/>
    </style:style>
    <style:style style:name="Tablo5.A2" style:family="table-cell">
      <style:table-cell-properties fo:padding="0.097cm" fo:border-left="0.05pt solid #000000" fo:border-right="none" fo:border-top="none" fo:border-bottom="0.05pt solid #000000"/>
    </style:style>
    <style:style style:name="Tablo5.C2" style:family="table-cell">
      <style:table-cell-properties fo:padding="0.097cm" fo:border-left="0.05pt solid #000000" fo:border-right="0.05pt solid #000000" fo:border-top="none" fo:border-bottom="0.05pt solid #000000"/>
    </style:style>
    <style:style style:name="Tablo5.A3" style:family="table-cell" style:data-style-name="N0">
      <style:table-cell-properties fo:padding="0.097cm" fo:border-left="0.05pt solid #000000" fo:border-right="none" fo:border-top="none" fo:border-bottom="0.05pt solid #000000"/>
    </style:style>
    <style:style style:name="Tablo6" style:family="table">
      <style:table-properties style:width="17.013cm" fo:margin-left="0cm" fo:margin-right="-0.012cm" table:align="margins"/>
    </style:style>
    <style:style style:name="Tablo6.A" style:family="table-column">
      <style:table-column-properties style:column-width="1.482cm" style:rel-column-width="5707*"/>
    </style:style>
    <style:style style:name="Tablo6.B" style:family="table-column">
      <style:table-column-properties style:column-width="4.233cm" style:rel-column-width="16307*"/>
    </style:style>
    <style:style style:name="Tablo6.C" style:family="table-column">
      <style:table-column-properties style:column-width="11.298cm" style:rel-column-width="43521*"/>
    </style:style>
    <style:style style:name="Tablo6.A1" style:family="table-cell">
      <style:table-cell-properties fo:padding="0.097cm" fo:border="0.05pt solid #000000"/>
    </style:style>
    <style:style style:name="Tablo6.A2" style:family="table-cell">
      <style:table-cell-properties fo:padding="0.097cm" fo:border-left="0.05pt solid #000000" fo:border-right="none" fo:border-top="none" fo:border-bottom="0.05pt solid #000000"/>
    </style:style>
    <style:style style:name="Tablo6.C2" style:family="table-cell">
      <style:table-cell-properties fo:padding="0.097cm" fo:border-left="0.05pt solid #000000" fo:border-right="0.05pt solid #000000" fo:border-top="none" fo:border-bottom="0.05pt solid #000000"/>
    </style:style>
    <style:style style:name="Tablo6.A3" style:family="table-cell" style:data-style-name="N0">
      <style:table-cell-properties fo:padding="0.097cm" fo:border-left="0.05pt solid #000000" fo:border-right="none" fo:border-top="none" fo:border-bottom="0.05pt solid #000000"/>
    </style:style>
    <style:style style:name="Tablo7" style:family="table">
      <style:table-properties style:width="17.013cm" fo:margin-left="0cm" fo:margin-right="-0.012cm" table:align="margins"/>
    </style:style>
    <style:style style:name="Tablo7.A" style:family="table-column">
      <style:table-column-properties style:column-width="1.482cm" style:rel-column-width="5707*"/>
    </style:style>
    <style:style style:name="Tablo7.B" style:family="table-column">
      <style:table-column-properties style:column-width="4.26cm" style:rel-column-width="16409*"/>
    </style:style>
    <style:style style:name="Tablo7.C" style:family="table-column">
      <style:table-column-properties style:column-width="11.271cm" style:rel-column-width="43419*"/>
    </style:style>
    <style:style style:name="Tablo7.A1" style:family="table-cell">
      <style:table-cell-properties fo:padding="0.097cm" fo:border="0.05pt solid #000000"/>
    </style:style>
    <style:style style:name="Tablo7.A2" style:family="table-cell">
      <style:table-cell-properties fo:padding="0.097cm" fo:border-left="0.05pt solid #000000" fo:border-right="none" fo:border-top="none" fo:border-bottom="0.05pt solid #000000"/>
    </style:style>
    <style:style style:name="Tablo7.C2" style:family="table-cell">
      <style:table-cell-properties fo:padding="0.097cm" fo:border-left="0.05pt solid #000000" fo:border-right="0.05pt solid #000000" fo:border-top="none" fo:border-bottom="0.05pt solid #000000"/>
    </style:style>
    <style:style style:name="Tablo7.A3" style:family="table-cell" style:data-style-name="N0">
      <style:table-cell-properties fo:padding="0.097cm" fo:border-left="0.05pt solid #000000" fo:border-right="none" fo:border-top="none" fo:border-bottom="0.05pt solid #000000"/>
    </style:style>
    <style:style style:name="Tablo8" style:family="table">
      <style:table-properties style:width="17.013cm" fo:margin-left="0cm" fo:margin-right="-0.012cm" table:align="margins"/>
    </style:style>
    <style:style style:name="Tablo8.A" style:family="table-column">
      <style:table-column-properties style:column-width="1.455cm" style:rel-column-width="5605*"/>
    </style:style>
    <style:style style:name="Tablo8.B" style:family="table-column">
      <style:table-column-properties style:column-width="4.26cm" style:rel-column-width="16409*"/>
    </style:style>
    <style:style style:name="Tablo8.C" style:family="table-column">
      <style:table-column-properties style:column-width="11.298cm" style:rel-column-width="43521*"/>
    </style:style>
    <style:style style:name="Tablo8.A1" style:family="table-cell">
      <style:table-cell-properties fo:padding="0.097cm" fo:border="0.05pt solid #000000"/>
    </style:style>
    <style:style style:name="Tablo8.A2" style:family="table-cell">
      <style:table-cell-properties fo:padding="0.097cm" fo:border-left="0.05pt solid #000000" fo:border-right="none" fo:border-top="none" fo:border-bottom="0.05pt solid #000000"/>
    </style:style>
    <style:style style:name="Tablo8.C2" style:family="table-cell">
      <style:table-cell-properties fo:padding="0.097cm" fo:border-left="0.05pt solid #000000" fo:border-right="0.05pt solid #000000" fo:border-top="none" fo:border-bottom="0.05pt solid #000000"/>
    </style:style>
    <style:style style:name="Tablo8.A3" style:family="table-cell" style:data-style-name="N0">
      <style:table-cell-properties fo:padding="0.097cm" fo:border-left="0.05pt solid #000000" fo:border-right="none" fo:border-top="none" fo:border-bottom="0.05pt solid #000000"/>
    </style:style>
    <style:style style:name="Tablo9" style:family="table">
      <style:table-properties style:width="17.013cm" fo:margin-left="0cm" fo:margin-right="-0.012cm" table:align="margins"/>
    </style:style>
    <style:style style:name="Tablo9.A" style:family="table-column">
      <style:table-column-properties style:column-width="1.429cm" style:rel-column-width="5503*"/>
    </style:style>
    <style:style style:name="Tablo9.B" style:family="table-column">
      <style:table-column-properties style:column-width="4.26cm" style:rel-column-width="16409*"/>
    </style:style>
    <style:style style:name="Tablo9.C" style:family="table-column">
      <style:table-column-properties style:column-width="11.324cm" style:rel-column-width="43623*"/>
    </style:style>
    <style:style style:name="Tablo9.A1" style:family="table-cell">
      <style:table-cell-properties fo:padding="0.097cm" fo:border="0.05pt solid #000000"/>
    </style:style>
    <style:style style:name="Tablo9.A2" style:family="table-cell">
      <style:table-cell-properties fo:padding="0.097cm" fo:border-left="0.05pt solid #000000" fo:border-right="none" fo:border-top="none" fo:border-bottom="0.05pt solid #000000"/>
    </style:style>
    <style:style style:name="Tablo9.C2" style:family="table-cell">
      <style:table-cell-properties fo:padding="0.097cm" fo:border-left="0.05pt solid #000000" fo:border-right="0.05pt solid #000000" fo:border-top="none" fo:border-bottom="0.05pt solid #000000"/>
    </style:style>
    <style:style style:name="Tablo9.A3" style:family="table-cell" style:data-style-name="N0">
      <style:table-cell-properties fo:padding="0.097cm" fo:border-left="0.05pt solid #000000" fo:border-right="none" fo:border-top="none" fo:border-bottom="0.05pt solid #000000"/>
    </style:style>
    <style:style style:name="Tablo9.A15" style:family="table-cell" style:data-style-name="N0">
      <style:table-cell-properties fo:background-color="#b2b2b2" fo:padding="0.097cm" fo:border-left="0.05pt solid #000000" fo:border-right="none" fo:border-top="0.05pt solid #000000" fo:border-bottom="0.05pt solid #000000">
        <style:background-image/>
      </style:table-cell-properties>
    </style:style>
    <style:style style:name="Tablo9.B15"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o9.C15" style:family="table-cell">
      <style:table-cell-properties fo:background-color="#b2b2b2" fo:padding="0.097cm" fo:border="0.05pt solid #000000">
        <style:background-image/>
      </style:table-cell-properties>
    </style:style>
    <style:style style:name="Tablo9.A16" style:family="table-cell" style:data-style-name="N0">
      <style:table-cell-properties fo:background-color="#b2b2b2" fo:padding="0.097cm" fo:border-left="0.05pt solid #000000" fo:border-right="none" fo:border-top="none" fo:border-bottom="0.05pt solid #000000">
        <style:background-image/>
      </style:table-cell-properties>
    </style:style>
    <style:style style:name="Tablo9.B16" style:family="table-cell">
      <style:table-cell-properties fo:background-color="#b2b2b2" fo:padding="0.097cm" fo:border-left="0.05pt solid #000000" fo:border-right="none" fo:border-top="none" fo:border-bottom="0.05pt solid #000000">
        <style:background-image/>
      </style:table-cell-properties>
    </style:style>
    <style:style style:name="Tablo9.C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o9.B17" style:family="table-cell">
      <style:table-cell-properties fo:background-color="#b2b2b2" fo:padding="0.097cm" fo:border-left="0.05pt solid #000000" fo:border-right="none" fo:border-top="none" fo:border-bottom="0.05pt solid #000000">
        <style:background-image/>
      </style:table-cell-properties>
    </style:style>
    <style:style style:name="Tablo9.C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o9.B18" style:family="table-cell">
      <style:table-cell-properties fo:background-color="#b2b2b2" fo:padding="0.097cm" fo:border-left="0.05pt solid #000000" fo:border-right="none" fo:border-top="none" fo:border-bottom="0.05pt solid #000000">
        <style:background-image/>
      </style:table-cell-properties>
    </style:style>
    <style:style style:name="Tablo9.C1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o9.B19" style:family="table-cell">
      <style:table-cell-properties fo:background-color="#b2b2b2" fo:padding="0.097cm" fo:border-left="0.05pt solid #000000" fo:border-right="none" fo:border-top="none" fo:border-bottom="0.05pt solid #000000">
        <style:background-image/>
      </style:table-cell-properties>
    </style:style>
    <style:style style:name="Tablo9.C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o10" style:family="table">
      <style:table-properties style:width="17.013cm" fo:margin-left="0cm" fo:margin-right="-0.012cm" table:align="margins"/>
    </style:style>
    <style:style style:name="Tablo10.A" style:family="table-column">
      <style:table-column-properties style:column-width="1.402cm" style:rel-column-width="5401*"/>
    </style:style>
    <style:style style:name="Tablo10.B" style:family="table-column">
      <style:table-column-properties style:column-width="4.26cm" style:rel-column-width="16409*"/>
    </style:style>
    <style:style style:name="Tablo10.C" style:family="table-column">
      <style:table-column-properties style:column-width="11.351cm" style:rel-column-width="43725*"/>
    </style:style>
    <style:style style:name="Tablo10.A1" style:family="table-cell">
      <style:table-cell-properties fo:padding="0.097cm" fo:border="0.05pt solid #000000"/>
    </style:style>
    <style:style style:name="Tablo10.A2" style:family="table-cell">
      <style:table-cell-properties fo:padding="0.097cm" fo:border-left="0.05pt solid #000000" fo:border-right="none" fo:border-top="none" fo:border-bottom="0.05pt solid #000000"/>
    </style:style>
    <style:style style:name="Tablo10.C2" style:family="table-cell">
      <style:table-cell-properties fo:padding="0.097cm" fo:border-left="0.05pt solid #000000" fo:border-right="0.05pt solid #000000" fo:border-top="none" fo:border-bottom="0.05pt solid #000000"/>
    </style:style>
    <style:style style:name="Tablo10.A3" style:family="table-cell" style:data-style-name="N0">
      <style:table-cell-properties fo:padding="0.097cm" fo:border-left="0.05pt solid #000000" fo:border-right="none" fo:border-top="none" fo:border-bottom="0.05pt solid #000000"/>
    </style:style>
    <style:style style:name="Tablo11" style:family="table">
      <style:table-properties style:width="17.013cm" fo:margin-left="0cm" fo:margin-right="-0.012cm" table:align="margins"/>
    </style:style>
    <style:style style:name="Tablo11.A" style:family="table-column">
      <style:table-column-properties style:column-width="1.376cm" style:rel-column-width="5299*"/>
    </style:style>
    <style:style style:name="Tablo11.B" style:family="table-column">
      <style:table-column-properties style:column-width="4.26cm" style:rel-column-width="16409*"/>
    </style:style>
    <style:style style:name="Tablo11.C" style:family="table-column">
      <style:table-column-properties style:column-width="11.377cm" style:rel-column-width="43827*"/>
    </style:style>
    <style:style style:name="Tablo11.A1" style:family="table-cell">
      <style:table-cell-properties fo:padding="0.097cm" fo:border="0.05pt solid #000000"/>
    </style:style>
    <style:style style:name="Tablo11.A2" style:family="table-cell">
      <style:table-cell-properties fo:padding="0.097cm" fo:border-left="0.05pt solid #000000" fo:border-right="none" fo:border-top="none" fo:border-bottom="0.05pt solid #000000"/>
    </style:style>
    <style:style style:name="Tablo11.C2" style:family="table-cell">
      <style:table-cell-properties fo:padding="0.097cm" fo:border-left="0.05pt solid #000000" fo:border-right="0.05pt solid #000000" fo:border-top="none" fo:border-bottom="0.05pt solid #000000"/>
    </style:style>
    <style:style style:name="Tablo11.A3" style:family="table-cell" style:data-style-name="N0">
      <style:table-cell-properties fo:padding="0.097cm" fo:border-left="0.05pt solid #000000" fo:border-right="none" fo:border-top="none" fo:border-bottom="0.05pt solid #000000"/>
    </style:style>
    <style:style style:name="Tablo12" style:family="table">
      <style:table-properties style:width="17.013cm" fo:margin-left="0cm" fo:margin-right="-0.012cm" table:align="margins"/>
    </style:style>
    <style:style style:name="Tablo12.A" style:family="table-column">
      <style:table-column-properties style:column-width="1.402cm" style:rel-column-width="5401*"/>
    </style:style>
    <style:style style:name="Tablo12.B" style:family="table-column">
      <style:table-column-properties style:column-width="4.207cm" style:rel-column-width="16205*"/>
    </style:style>
    <style:style style:name="Tablo12.C" style:family="table-column">
      <style:table-column-properties style:column-width="11.404cm" style:rel-column-width="43929*"/>
    </style:style>
    <style:style style:name="Tablo12.A1" style:family="table-cell">
      <style:table-cell-properties fo:padding="0.097cm" fo:border="0.05pt solid #000000"/>
    </style:style>
    <style:style style:name="Tablo12.A2" style:family="table-cell">
      <style:table-cell-properties fo:padding="0.097cm" fo:border-left="0.05pt solid #000000" fo:border-right="none" fo:border-top="none" fo:border-bottom="0.05pt solid #000000"/>
    </style:style>
    <style:style style:name="Tablo12.C2" style:family="table-cell">
      <style:table-cell-properties fo:padding="0.097cm" fo:border-left="0.05pt solid #000000" fo:border-right="0.05pt solid #000000" fo:border-top="none" fo:border-bottom="0.05pt solid #000000"/>
    </style:style>
    <style:style style:name="Tablo12.A3" style:family="table-cell" style:data-style-name="N0">
      <style:table-cell-properties fo:padding="0.097cm" fo:border-left="0.05pt solid #000000" fo:border-right="none" fo:border-top="none" fo:border-bottom="0.05pt solid #000000"/>
    </style:style>
    <style:style style:name="P1"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text-properties style:text-underline-style="solid" style:text-underline-width="auto" style:text-underline-color="font-color" fo:font-weight="bold" style:font-weight-asian="bold" style:font-weight-complex="bold"/>
    </style:style>
    <style:style style:name="P6"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Table_20_Contents">
      <style:text-properties fo:color="#800000"/>
    </style:style>
    <style:style style:name="P12" style:family="paragraph" style:parent-style-name="Table_20_Contents">
      <style:text-properties fo:color="#800000" fo:font-weight="normal" style:font-weight-asian="normal" style:font-weight-complex="normal"/>
    </style:style>
    <style:style style:name="P13" style:family="paragraph" style:parent-style-name="Table_20_Contents">
      <style:text-properties style:text-line-through-style="solid" style:text-line-through-type="single"/>
    </style:style>
    <style:style style:name="P14" style:family="paragraph" style:parent-style-name="Table_20_Contents">
      <style:text-properties style:text-line-through-style="solid" style:text-line-through-type="single" fo:font-weight="normal" style:font-weight-asian="normal" style:font-weight-complex="normal"/>
    </style:style>
    <style:style style:name="P15" style:family="paragraph" style:parent-style-name="Table_20_Contents">
      <style:text-properties style:text-line-through-style="none" style:text-line-through-type="none"/>
    </style:style>
    <style:style style:name="P16" style:family="paragraph" style:parent-style-name="Table_20_Contents">
      <style:text-properties style:text-line-through-style="none" style:text-line-through-type="none" style:text-underline-style="solid" style:text-underline-width="auto" style:text-underline-color="font-color"/>
    </style:style>
    <style:style style:name="P17" style:family="paragraph" style:parent-style-name="Table_20_Contents">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line-through-style="solid" style:text-line-through-type="single" style:text-underline-style="solid" style:text-underline-width="auto" style:text-underline-color="font-color"/>
    </style:style>
    <style:style style:name="T3" style:family="text">
      <style:text-properties style:text-line-through-style="solid" style:text-line-through-type="single"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o1" table:style-name="Tablo1">
        <table:table-column table:style-name="Tablo1.A"/>
        <table:table-column table:style-name="Tablo1.B"/>
        <table:table-column table:style-name="Tablo1.C"/>
        <table:table-row>
          <table:table-cell table:style-name="Tablo1.A1" table:number-columns-spanned="3" office:value-type="string">
            <text:p text:style-name="P4">1# YÜZ ŞEKİLLERİ TABLOSU</text:p>
          </table:table-cell>
          <table:covered-table-cell/>
          <table:covered-table-cell/>
        </table:table-row>
        <table:table-row>
          <table:table-cell table:style-name="Tablo1.A2" office:value-type="string">
            <text:p text:style-name="Table_20_Contents">KOD</text:p>
          </table:table-cell>
          <table:table-cell table:style-name="Tablo1.A2" office:value-type="string">
            <text:p text:style-name="Table_20_Contents">KRİTERLER</text:p>
          </table:table-cell>
          <table:table-cell table:style-name="Tablo1.C2" office:value-type="string">
            <text:p text:style-name="Table_20_Contents">SONUÇLAR</text:p>
          </table:table-cell>
        </table:table-row>
        <table:table-row>
          <table:table-cell table:style-name="Tablo1.A3" office:value-type="float" office:value="1">
            <text:p text:style-name="Table_20_Contents">1</text:p>
          </table:table-cell>
          <table:table-cell table:style-name="Tablo1.A2" office:value-type="string">
            <text:p text:style-name="Table_20_Contents">Enli (1),Geniş (2) veya Kare (3) yüzler</text:p>
          </table:table-cell>
          <table:table-cell table:style-name="Tablo1.C2" office:value-type="string">
            <text:p text:style-name="Table_20_Contents">Kendine itimatlı</text:p>
            <text:p text:style-name="Table_20_Contents">Zorluktan kaçmama</text:p>
          </table:table-cell>
        </table:table-row>
        <table:table-row>
          <table:table-cell table:style-name="Tablo1.A3" office:value-type="float" office:value="2">
            <text:p text:style-name="Table_20_Contents">2</text:p>
          </table:table-cell>
          <table:table-cell table:style-name="Tablo1.A2" office:value-type="string">
            <text:p text:style-name="Table_20_Contents">Dar ve Zayıf (4) yüzler</text:p>
          </table:table-cell>
          <table:table-cell table:style-name="Tablo1.C2" office:value-type="string">
            <text:p text:style-name="Table_20_Contents">Yalnız çalışma isteği</text:p>
          </table:table-cell>
        </table:table-row>
        <table:table-row>
          <table:table-cell table:style-name="Tablo1.A3" office:value-type="float" office:value="3">
            <text:p text:style-name="Table_20_Contents">3</text:p>
          </table:table-cell>
          <table:table-cell table:style-name="Tablo1.A2" office:value-type="string">
            <text:p text:style-name="Table_20_Contents">Yanak Geniş,Çene Dar (5) yüzler</text:p>
          </table:table-cell>
          <table:table-cell table:style-name="Tablo1.C2" office:value-type="string">
            <text:p text:style-name="Table_20_Contents">Hızlı ve esnek düşünme</text:p>
            <text:p text:style-name="Table_20_Contents">Çabuk sinirlenme ve hoşlanma</text:p>
          </table:table-cell>
        </table:table-row>
        <table:table-row>
          <table:table-cell table:style-name="Tablo1.A3" office:value-type="float" office:value="4">
            <text:p text:style-name="Table_20_Contents">4</text:p>
          </table:table-cell>
          <table:table-cell table:style-name="Tablo1.A2" office:value-type="string">
            <text:p text:style-name="Table_20_Contents">Armut şekilli (6) yüzler</text:p>
          </table:table-cell>
          <table:table-cell table:style-name="Tablo1.C2" office:value-type="string">
            <text:p text:style-name="Table_20_Contents">Sakin</text:p>
            <text:p text:style-name="Table_20_Contents">Düşünceye saygılı</text:p>
            <text:p text:style-name="Table_20_Contents">Kararlı</text:p>
          </table:table-cell>
        </table:table-row>
        <table:table-row>
          <table:table-cell table:style-name="Tablo1.A3" office:value-type="float" office:value="5">
            <text:p text:style-name="Table_20_Contents">5</text:p>
          </table:table-cell>
          <table:table-cell table:style-name="Tablo1.A2" office:value-type="string">
            <text:p text:style-name="Table_20_Contents">Yaygın ve Düz (7) yüzler</text:p>
          </table:table-cell>
          <table:table-cell table:style-name="Tablo1.C2" office:value-type="string">
            <text:p text:style-name="Table_20_Contents">Sakin ve sessiz</text:p>
            <text:p text:style-name="Table_20_Contents">Paylaşımcı</text:p>
          </table:table-cell>
        </table:table-row>
        <table:table-row>
          <table:table-cell table:style-name="Tablo1.A3" office:value-type="float" office:value="6">
            <text:p text:style-name="Table_20_Contents">6</text:p>
          </table:table-cell>
          <table:table-cell table:style-name="Tablo1.A2" office:value-type="string">
            <text:p text:style-name="Table_20_Contents">Geniş üst bölüm (8)</text:p>
          </table:table-cell>
          <table:table-cell table:style-name="Tablo1.C2" office:value-type="string">
            <text:p text:style-name="Table_20_Contents">Düşünmeyi sever</text:p>
            <text:p text:style-name="Table_20_Contents">Okuma ve dinlemeye yatkınlık</text:p>
          </table:table-cell>
        </table:table-row>
        <table:table-row>
          <table:table-cell table:style-name="Tablo1.A3" office:value-type="float" office:value="7">
            <text:p text:style-name="Table_20_Contents">7</text:p>
          </table:table-cell>
          <table:table-cell table:style-name="Tablo1.A2" office:value-type="string">
            <text:p text:style-name="Table_20_Contents">Geniş orta bölüm (9)</text:p>
          </table:table-cell>
          <table:table-cell table:style-name="Tablo1.C2" office:value-type="string">
            <text:p text:style-name="Table_20_Contents">Maddiyata önem verme</text:p>
            <text:p text:style-name="Table_20_Contents">Sonuç odaklılık</text:p>
          </table:table-cell>
        </table:table-row>
        <table:table-row>
          <table:table-cell table:style-name="Tablo1.A3" office:value-type="float" office:value="8">
            <text:p text:style-name="Table_20_Contents">8</text:p>
          </table:table-cell>
          <table:table-cell table:style-name="Tablo1.A2" office:value-type="string">
            <text:p text:style-name="Table_20_Contents">Geniş alt bölüm (10)</text:p>
          </table:table-cell>
          <table:table-cell table:style-name="Tablo1.C2" office:value-type="string">
            <text:p text:style-name="Table_20_Contents">Pratik uygulamaya önem verme</text:p>
            <text:p text:style-name="Table_20_Contents">Fiziksel kuvvet</text:p>
          </table:table-cell>
        </table:table-row>
        <table:table-row>
          <table:table-cell table:style-name="Tablo1.A3" office:value-type="float" office:value="9">
            <text:p text:style-name="Table_20_Contents">9</text:p>
          </table:table-cell>
          <table:table-cell table:style-name="Tablo1.A2" office:value-type="string">
            <text:p text:style-name="Table_20_Contents">Küçük üst bölüm (11)</text:p>
          </table:table-cell>
          <table:table-cell table:style-name="Tablo1.C2" office:value-type="string">
            <text:p text:style-name="Table_20_Contents">İnatçı</text:p>
            <text:p text:style-name="Table_20_Contents">İstekli</text:p>
            <text:p text:style-name="Table_20_Contents">Kararlı</text:p>
          </table:table-cell>
        </table:table-row>
        <table:table-row>
          <table:table-cell table:style-name="Tablo1.A3" office:value-type="float" office:value="10">
            <text:p text:style-name="Table_20_Contents">10</text:p>
          </table:table-cell>
          <table:table-cell table:style-name="Tablo1.A2" office:value-type="string">
            <text:p text:style-name="Table_20_Contents">Küçük orta bölüm (12)</text:p>
          </table:table-cell>
          <table:table-cell table:style-name="Tablo1.C2" office:value-type="string">
            <text:p text:style-name="Table_20_Contents">Çalışmayı sevme</text:p>
            <text:p text:style-name="Table_20_Contents">Yılmama</text:p>
          </table:table-cell>
        </table:table-row>
        <table:table-row>
          <table:table-cell table:style-name="Tablo1.A3" office:value-type="float" office:value="11">
            <text:p text:style-name="Table_20_Contents">11</text:p>
          </table:table-cell>
          <table:table-cell table:style-name="Tablo1.A2" office:value-type="string">
            <text:p text:style-name="Table_20_Contents">Küçük alt bölüm (13)</text:p>
          </table:table-cell>
          <table:table-cell table:style-name="Tablo1.C2" office:value-type="string">
            <text:p text:style-name="Table_20_Contents">İçe dönük kişilik</text:p>
            <text:p text:style-name="Table_20_Contents">Kolay incinme</text:p>
            <text:p text:style-name="P13">Hareketi sevmeme</text:p>
            <text:p text:style-name="Table_20_Contents">Zayıf bellek</text:p>
          </table:table-cell>
        </table:table-row>
        <table:table-row>
          <table:table-cell table:style-name="Tablo1.A3" office:value-type="float" office:value="12">
            <text:p text:style-name="Table_20_Contents">12</text:p>
          </table:table-cell>
          <table:table-cell table:style-name="Tablo1.A2" office:value-type="string">
            <text:p text:style-name="Table_20_Contents">Dış bükey (14)</text:p>
          </table:table-cell>
          <table:table-cell table:style-name="Tablo1.C2" office:value-type="string">
            <text:p text:style-name="Table_20_Contents">Hızlı kavrama</text:p>
            <text:p text:style-name="Table_20_Contents">Pratik yaklaşım</text:p>
            <text:p text:style-name="Table_20_Contents">Sabırsızlık</text:p>
            <text:p text:style-name="Table_20_Contents">Yönlendirme isteği</text:p>
          </table:table-cell>
        </table:table-row>
        <table:table-row>
          <table:table-cell table:style-name="Tablo1.A3" office:value-type="float" office:value="13">
            <text:p text:style-name="Table_20_Contents">13</text:p>
          </table:table-cell>
          <table:table-cell table:style-name="Tablo1.A2" office:value-type="string">
            <text:p text:style-name="Table_20_Contents">Aşırı dış bükey (15)</text:p>
          </table:table-cell>
          <table:table-cell table:style-name="Tablo1.C2" office:value-type="string">
            <text:p text:style-name="Table_20_Contents">Gözlemci</text:p>
            <text:p text:style-name="Table_20_Contents">Enerjik</text:p>
            <text:p text:style-name="Table_20_Contents">Gelişmiş görsel hafıza</text:p>
            <text:p text:style-name="Table_20_Contents">Hızlı düşünme</text:p>
          </table:table-cell>
        </table:table-row>
        <table:table-row>
          <table:table-cell table:style-name="Tablo1.A3" office:value-type="float" office:value="14">
            <text:p text:style-name="Table_20_Contents">14</text:p>
          </table:table-cell>
          <table:table-cell table:style-name="Tablo1.A2" office:value-type="string">
            <text:p text:style-name="Table_20_Contents">İç bükey (16)</text:p>
          </table:table-cell>
          <table:table-cell table:style-name="Tablo1.C2" office:value-type="string">
            <text:p text:style-name="Table_20_Contents">İnatçı,sabırlı kişilik</text:p>
            <text:p text:style-name="Table_20_Contents">Dikkatli hareket etme</text:p>
          </table:table-cell>
        </table:table-row>
        <table:table-row>
          <table:table-cell table:style-name="Tablo1.A3" office:value-type="float" office:value="15">
            <text:p text:style-name="Table_20_Contents">15</text:p>
          </table:table-cell>
          <table:table-cell table:style-name="Tablo1.A2" office:value-type="string">
            <text:p text:style-name="Table_20_Contents">Aşırı iç bükey (17)</text:p>
          </table:table-cell>
          <table:table-cell table:style-name="Tablo1.C2" office:value-type="string">
            <text:p text:style-name="Table_20_Contents">Ilımlı kişilik</text:p>
            <text:p text:style-name="Table_20_Contents">Diplomatik</text:p>
            <text:p text:style-name="Table_20_Contents">Rahat</text:p>
          </table:table-cell>
        </table:table-row>
        <table:table-row>
          <table:table-cell table:style-name="Tablo1.A3" office:value-type="float" office:value="16">
            <text:p text:style-name="Table_20_Contents">16</text:p>
          </table:table-cell>
          <table:table-cell table:style-name="Tablo1.A2" office:value-type="string">
            <text:p text:style-name="Table_20_Contents">Dengeli (18)</text:p>
          </table:table-cell>
          <table:table-cell table:style-name="Tablo1.C2" office:value-type="string">
            <text:p text:style-name="Table_20_Contents">Dengeli yaklaşım</text:p>
            <text:p text:style-name="Table_20_Contents">İlgi alanı çok</text:p>
          </table:table-cell>
        </table:table-row>
        <table:table-row>
          <table:table-cell table:style-name="Tablo1.A2" office:value-type="string">
            <text:p text:style-name="Table_20_Contents">Notlar</text:p>
          </table:table-cell>
          <table:table-cell table:style-name="Tablo1.C2" table:number-columns-spanned="2" office:value-type="string">
            <text:p text:style-name="P5">Yüz şekli,kendine güveni,sabırsızlığı,uzlaştırma isteğini ve bireyin hangi yeteneklere daha yatkın olduğuna (zihinsel,fiziksel,duygusal) dair mesajlar içerir.</text:p>
          </table:table-cell>
          <table:covered-table-cell/>
        </table:table-row>
      </table:table>
      <table:table table:name="Tablo2" table:style-name="Tablo2">
        <table:table-column table:style-name="Tablo2.A"/>
        <table:table-column table:style-name="Tablo2.B"/>
        <table:table-column table:style-name="Tablo2.C"/>
        <text:soft-page-break/>
        <table:table-row>
          <table:table-cell table:style-name="Tablo2.A1" table:number-columns-spanned="3" office:value-type="string">
            <text:p text:style-name="P4">2# ALIN BÖLGESİ TABLOSU</text:p>
          </table:table-cell>
          <table:covered-table-cell/>
          <table:covered-table-cell/>
        </table:table-row>
        <table:table-row>
          <table:table-cell table:style-name="Tablo2.A2" office:value-type="string">
            <text:p text:style-name="Table_20_Contents">KOD</text:p>
          </table:table-cell>
          <table:table-cell table:style-name="Tablo2.A2" office:value-type="string">
            <text:p text:style-name="Table_20_Contents">KRİTERLER</text:p>
          </table:table-cell>
          <table:table-cell table:style-name="Tablo2.C2" office:value-type="string">
            <text:p text:style-name="Table_20_Contents">SONUÇ</text:p>
          </table:table-cell>
        </table:table-row>
        <table:table-row>
          <table:table-cell table:style-name="Tablo2.A3" office:value-type="float" office:value="1">
            <text:p text:style-name="Table_20_Contents">1</text:p>
          </table:table-cell>
          <table:table-cell table:style-name="Tablo2.A2" office:value-type="string">
            <text:p text:style-name="Table_20_Contents">Yuvarlak (1)</text:p>
          </table:table-cell>
          <table:table-cell table:style-name="Tablo2.C2" office:value-type="string">
            <text:p text:style-name="Table_20_Contents">Orijinal fikir ortaya koyan</text:p>
            <text:p text:style-name="Table_20_Contents">Hayal gücü yüksek</text:p>
            <text:p text:style-name="Table_20_Contents">Katı kuraldan hoşlanmayan</text:p>
          </table:table-cell>
        </table:table-row>
        <table:table-row>
          <table:table-cell table:style-name="Tablo2.A3" office:value-type="float" office:value="2">
            <text:p text:style-name="Table_20_Contents">2</text:p>
          </table:table-cell>
          <table:table-cell table:style-name="Tablo2.A2" office:value-type="string">
            <text:p text:style-name="Table_20_Contents">Geriye eğimli (2)</text:p>
          </table:table-cell>
          <table:table-cell table:style-name="Tablo2.C2" office:value-type="string">
            <text:p text:style-name="Table_20_Contents">Güçlü hafıza</text:p>
            <text:p text:style-name="Table_20_Contents">Karar almaya eğilim</text:p>
            <text:p text:style-name="Table_20_Contents">Güçlü görsel hafıza</text:p>
          </table:table-cell>
        </table:table-row>
        <table:table-row>
          <table:table-cell table:style-name="Tablo2.A3" office:value-type="float" office:value="3">
            <text:p text:style-name="Table_20_Contents">3</text:p>
          </table:table-cell>
          <table:table-cell table:style-name="Tablo2.A2" office:value-type="string">
            <text:p text:style-name="Table_20_Contents">Düz (3)</text:p>
          </table:table-cell>
          <table:table-cell table:style-name="Tablo2.C2" office:value-type="string">
            <text:p text:style-name="P11">Acelecilikten hoşlanmama</text:p>
            <text:p text:style-name="Table_20_Contents">Karar alma sürecinde temkinlilik</text:p>
          </table:table-cell>
        </table:table-row>
        <table:table-row>
          <table:table-cell table:style-name="Tablo2.A3" office:value-type="float" office:value="4">
            <text:p text:style-name="Table_20_Contents">4</text:p>
          </table:table-cell>
          <table:table-cell table:style-name="Tablo2.A2" office:value-type="string">
            <text:p text:style-name="Table_20_Contents">Kaşlar arasında çıkıntı (4)</text:p>
          </table:table-cell>
          <table:table-cell table:style-name="Tablo2.C2" office:value-type="string">
            <text:p text:style-name="Table_20_Contents">Kendi kurallarına itaat bekleyen</text:p>
            <text:p text:style-name="Table_20_Contents">Kuralcı ve disipline önem veren</text:p>
          </table:table-cell>
        </table:table-row>
        <table:table-row>
          <table:table-cell table:style-name="Tablo2.A2" office:value-type="string">
            <text:p text:style-name="Table_20_Contents">Notlar</text:p>
          </table:table-cell>
          <table:table-cell table:style-name="Tablo2.C2" table:number-columns-spanned="2" office:value-type="string">
            <text:p text:style-name="P5">Alın bölgesi,bireyin düşünme tarzlarına ve düşünceyi geliştirme yöntemlerine yönelik mesajlar içerir.</text:p>
          </table:table-cell>
          <table:covered-table-cell/>
        </table:table-row>
      </table:table>
      <text:p text:style-name="Standard"/>
      <text:p text:style-name="Standard"/>
      <table:table table:name="Tablo3" table:style-name="Tablo3">
        <table:table-column table:style-name="Tablo3.A"/>
        <table:table-column table:style-name="Tablo3.B"/>
        <table:table-column table:style-name="Tablo3.C"/>
        <table:table-row>
          <table:table-cell table:style-name="Tablo3.A1" table:number-columns-spanned="3" office:value-type="string">
            <text:p text:style-name="P4">3# KAŞ BÖLGESİ TABLOSU</text:p>
          </table:table-cell>
          <table:covered-table-cell/>
          <table:covered-table-cell/>
        </table:table-row>
        <table:table-row>
          <table:table-cell table:style-name="Tablo3.A2" office:value-type="string">
            <text:p text:style-name="Table_20_Contents">KOD</text:p>
          </table:table-cell>
          <table:table-cell table:style-name="Tablo3.A2" office:value-type="string">
            <text:p text:style-name="Table_20_Contents">KRİTER</text:p>
          </table:table-cell>
          <table:table-cell table:style-name="Tablo3.C2" office:value-type="string">
            <text:p text:style-name="Table_20_Contents">SONUÇ</text:p>
          </table:table-cell>
        </table:table-row>
        <table:table-row>
          <table:table-cell table:style-name="Tablo3.A3" office:value-type="float" office:value="1">
            <text:p text:style-name="Table_20_Contents">1</text:p>
          </table:table-cell>
          <table:table-cell table:style-name="Tablo3.A2" office:value-type="string">
            <text:p text:style-name="Table_20_Contents">Yay kaşlar</text:p>
          </table:table-cell>
          <table:table-cell table:style-name="Tablo3.C2" office:value-type="string">
            <text:p text:style-name="Table_20_Contents">İnsan odaklı</text:p>
            <text:p text:style-name="Table_20_Contents">Pratik çalışan</text:p>
          </table:table-cell>
        </table:table-row>
        <table:table-row>
          <table:table-cell table:style-name="Tablo3.A3" office:value-type="float" office:value="2">
            <text:p text:style-name="Table_20_Contents">2</text:p>
          </table:table-cell>
          <table:table-cell table:style-name="Tablo3.A2" office:value-type="string">
            <text:p text:style-name="Table_20_Contents">Düz kaşlar</text:p>
          </table:table-cell>
          <table:table-cell table:style-name="Tablo3.C2" office:value-type="string">
            <text:p text:style-name="P13">Verileri öenmseyen</text:p>
            <text:p text:style-name="Table_20_Contents">Mantık duygudan önce gelir</text:p>
          </table:table-cell>
        </table:table-row>
        <table:table-row>
          <table:table-cell table:style-name="Tablo3.A3" office:value-type="float" office:value="3">
            <text:p text:style-name="Table_20_Contents">3</text:p>
          </table:table-cell>
          <table:table-cell table:style-name="Tablo3.A2" office:value-type="string">
            <text:p text:style-name="Table_20_Contents">Keskin köşeli kaşlar</text:p>
          </table:table-cell>
          <table:table-cell table:style-name="Tablo3.C2" office:value-type="string">
            <text:p text:style-name="Table_20_Contents">Kontrolü elinde tutan</text:p>
            <text:p text:style-name="Table_20_Contents">Liderlik yönü gelişmiş</text:p>
            <text:p text:style-name="Table_20_Contents">Mükemmeliyetçi</text:p>
          </table:table-cell>
        </table:table-row>
        <table:table-row>
          <table:table-cell table:style-name="Tablo3.A3" office:value-type="float" office:value="4">
            <text:p text:style-name="Table_20_Contents">4</text:p>
          </table:table-cell>
          <table:table-cell table:style-name="Tablo3.A2" office:value-type="string">
            <text:p text:style-name="Table_20_Contents">Kaş göz mesafesi uzak</text:p>
          </table:table-cell>
          <table:table-cell table:style-name="Tablo3.C2" office:value-type="string">
            <text:p text:style-name="Table_20_Contents">Detaylı çalışan</text:p>
            <text:p text:style-name="P11">Acele etmeden karar veren</text:p>
            <text:p text:style-name="P13">Bekle ve gör yaklaşımı hakim</text:p>
            <text:p text:style-name="P17">?? Yeniliklere alışmada zamana ihtiyaç duyan</text:p>
          </table:table-cell>
        </table:table-row>
        <table:table-row>
          <table:table-cell table:style-name="Tablo3.A3" office:value-type="float" office:value="5">
            <text:p text:style-name="Table_20_Contents">5</text:p>
          </table:table-cell>
          <table:table-cell table:style-name="Tablo3.A2" office:value-type="string">
            <text:p text:style-name="Table_20_Contents">Kaş göz mesafesi yakın</text:p>
          </table:table-cell>
          <table:table-cell table:style-name="Tablo3.C2" office:value-type="string">
            <text:p text:style-name="Table_20_Contents">Hızlı düşünen ve karar veren</text:p>
            <text:p text:style-name="Table_20_Contents">Sonuç odaklı</text:p>
            <text:p text:style-name="Table_20_Contents">Eleştiriye kapalılık</text:p>
          </table:table-cell>
        </table:table-row>
        <table:table-row>
          <table:table-cell table:style-name="Tablo3.A3" office:value-type="float" office:value="6">
            <text:p text:style-name="Table_20_Contents">6</text:p>
          </table:table-cell>
          <table:table-cell table:style-name="Tablo3.A2" office:value-type="string">
            <text:p text:style-name="Table_20_Contents">Kalın ve tüylü kaşlar</text:p>
          </table:table-cell>
          <table:table-cell table:style-name="Tablo3.C2" office:value-type="string">
            <text:p text:style-name="Table_20_Contents">Sürekli düşünen</text:p>
            <text:p text:style-name="Table_20_Contents">Aktif kişilik</text:p>
          </table:table-cell>
        </table:table-row>
        <table:table-row>
          <table:table-cell table:style-name="Tablo3.A3" office:value-type="float" office:value="7">
            <text:p text:style-name="Table_20_Contents">7</text:p>
          </table:table-cell>
          <table:table-cell table:style-name="Tablo3.A2" office:value-type="string">
            <text:p text:style-name="Table_20_Contents">Çok ince kaşlar</text:p>
          </table:table-cell>
          <table:table-cell table:style-name="Tablo3.C2" office:value-type="string">
            <text:p text:style-name="Table_20_Contents">Başkalarının fikrine önem veren</text:p>
            <text:p text:style-name="Table_20_Contents">Alıngan</text:p>
          </table:table-cell>
        </table:table-row>
        <table:table-row>
          <table:table-cell table:style-name="Tablo3.A3" office:value-type="float" office:value="8">
            <text:p text:style-name="Table_20_Contents">8</text:p>
          </table:table-cell>
          <table:table-cell table:style-name="Tablo3.A2" office:value-type="string">
            <text:p text:style-name="Table_20_Contents">Başı kalın,sonu ince kaşlar</text:p>
          </table:table-cell>
          <table:table-cell table:style-name="Tablo3.C2" office:value-type="string">
            <text:p text:style-name="Table_20_Contents">Sezgileri güçlü</text:p>
            <text:p text:style-name="Table_20_Contents">Orijinal fikirci</text:p>
            <text:p text:style-name="Table_20_Contents">Planlamacı</text:p>
            <text:p text:style-name="Table_20_Contents">Takım çalışmasına yatkın</text:p>
          </table:table-cell>
        </table:table-row>
        <table:table-row>
          <table:table-cell table:style-name="Tablo3.A3" office:value-type="float" office:value="9">
            <text:p text:style-name="Table_20_Contents">9</text:p>
          </table:table-cell>
          <table:table-cell table:style-name="Tablo3.A2" office:value-type="string">
            <text:p text:style-name="Table_20_Contents">Kalınlığı eşit kaşlar</text:p>
          </table:table-cell>
          <table:table-cell table:style-name="Tablo3.C2" office:value-type="string">
            <text:p text:style-name="Table_20_Contents">Bütüncül yaklaşımlı</text:p>
            <text:p text:style-name="Table_20_Contents">Duygu ve mantık dengeli</text:p>
            <text:p text:style-name="Table_20_Contents">Ayrıntıya önem veren</text:p>
          </table:table-cell>
        </table:table-row>
        <table:table-row>
          <table:table-cell table:style-name="Tablo3.A3" office:value-type="float" office:value="10">
            <text:p text:style-name="Table_20_Contents">10</text:p>
          </table:table-cell>
          <table:table-cell table:style-name="Tablo3.A2" office:value-type="string">
            <text:p text:style-name="Table_20_Contents">Başı ince,sonu kalın kaşlar</text:p>
          </table:table-cell>
          <table:table-cell table:style-name="Tablo3.C2" office:value-type="string">
            <text:p text:style-name="Table_20_Contents">Detaycı</text:p>
            <text:p text:style-name="Table_20_Contents">Yavaş ve başarılı</text:p>
          </table:table-cell>
        </table:table-row>
        <text:soft-page-break/>
        <table:table-row>
          <table:table-cell table:style-name="Tablo3.A3" office:value-type="float" office:value="11">
            <text:p text:style-name="Table_20_Contents">11</text:p>
          </table:table-cell>
          <table:table-cell table:style-name="Tablo3.A2" office:value-type="string">
            <text:p text:style-name="Table_20_Contents">Ortası dolu kaşlar</text:p>
          </table:table-cell>
          <table:table-cell table:style-name="Tablo3.C2" office:value-type="string">
            <text:p text:style-name="Table_20_Contents">Sürekli düşünen</text:p>
            <text:p text:style-name="Table_20_Contents">Sorunu çözmeden rahat etmeyen</text:p>
          </table:table-cell>
        </table:table-row>
        <table:table-row>
          <table:table-cell table:style-name="Tablo3.A3" office:value-type="float" office:value="12">
            <text:p text:style-name="Table_20_Contents">12</text:p>
          </table:table-cell>
          <table:table-cell table:style-name="Tablo3.A2" office:value-type="string">
            <text:p text:style-name="Table_20_Contents">Uzun tüylü kaşlar</text:p>
          </table:table-cell>
          <table:table-cell table:style-name="Tablo3.C2" office:value-type="string">
            <text:p text:style-name="Table_20_Contents">Çok yönlü düşünebilen</text:p>
            <text:p text:style-name="Table_20_Contents">Gözü açık</text:p>
          </table:table-cell>
        </table:table-row>
        <table:table-row>
          <table:table-cell table:style-name="Tablo3.A3" office:value-type="float" office:value="13">
            <text:p text:style-name="Table_20_Contents">13</text:p>
          </table:table-cell>
          <table:table-cell table:style-name="Tablo3.A2" office:value-type="string">
            <text:p text:style-name="Table_20_Contents">Az kaşlar</text:p>
          </table:table-cell>
          <table:table-cell table:style-name="Tablo3.C2" office:value-type="string">
            <text:p text:style-name="Table_20_Contents">Gruba katılabilen,geçimli</text:p>
            <text:p text:style-name="Table_20_Contents">Ketum</text:p>
            <text:p text:style-name="Table_20_Contents">Müzakereci</text:p>
          </table:table-cell>
        </table:table-row>
        <table:table-row>
          <table:table-cell table:style-name="Tablo3.A3" office:value-type="float" office:value="14">
            <text:p text:style-name="Table_20_Contents">14</text:p>
          </table:table-cell>
          <table:table-cell table:style-name="Tablo3.A2" office:value-type="string">
            <text:p text:style-name="Table_20_Contents">Başta yukarı tüylü kaşlar</text:p>
          </table:table-cell>
          <table:table-cell table:style-name="Tablo3.C2" office:value-type="string">
            <text:p text:style-name="Table_20_Contents">Sezgisi yüksek</text:p>
            <text:p text:style-name="Table_20_Contents">Dugu mantık dengesi kurulu</text:p>
          </table:table-cell>
        </table:table-row>
        <table:table-row>
          <table:table-cell table:style-name="Tablo3.A3" office:value-type="float" office:value="15">
            <text:p text:style-name="Table_20_Contents">15</text:p>
          </table:table-cell>
          <table:table-cell table:style-name="Tablo3.A2" office:value-type="string">
            <text:p text:style-name="Table_20_Contents">Sona doğru azalan kaşlar</text:p>
          </table:table-cell>
          <table:table-cell table:style-name="Tablo3.C2" office:value-type="string">
            <text:p text:style-name="Table_20_Contents">İlgili</text:p>
            <text:p text:style-name="Table_20_Contents">Uzmanlıkları olan</text:p>
            <text:p text:style-name="Table_20_Contents">İnatçı</text:p>
          </table:table-cell>
        </table:table-row>
        <table:table-row>
          <table:table-cell table:style-name="Tablo3.A2" office:value-type="string">
            <text:p text:style-name="Table_20_Contents">Notlar</text:p>
          </table:table-cell>
          <table:table-cell table:style-name="Tablo3.C2" table:number-columns-spanned="2" office:value-type="string">
            <text:p text:style-name="P5">Kaşlar,bireyde düşünmenin ve karar almanın nasıl işlediğine yönelik mesajlar içerir.</text:p>
          </table:table-cell>
          <table:covered-table-cell/>
        </table:table-row>
      </table:table>
      <text:p text:style-name="Standard"/>
      <table:table table:name="Tablo4" table:style-name="Tablo4">
        <table:table-column table:style-name="Tablo4.A"/>
        <table:table-column table:style-name="Tablo4.B"/>
        <table:table-column table:style-name="Tablo4.C"/>
        <table:table-row>
          <table:table-cell table:style-name="Tablo4.A1" table:number-columns-spanned="3" office:value-type="string">
            <text:p text:style-name="P4">4# GÖZ BÖLGESİ TABLOSU</text:p>
          </table:table-cell>
          <table:covered-table-cell/>
          <table:covered-table-cell/>
        </table:table-row>
        <table:table-row>
          <table:table-cell table:style-name="Tablo4.A2" office:value-type="string">
            <text:p text:style-name="Table_20_Contents">KOD</text:p>
          </table:table-cell>
          <table:table-cell table:style-name="Tablo4.A2" office:value-type="string">
            <text:p text:style-name="Table_20_Contents">KRİTER</text:p>
          </table:table-cell>
          <table:table-cell table:style-name="Tablo4.C2" office:value-type="string">
            <text:p text:style-name="Table_20_Contents">SONUÇ</text:p>
          </table:table-cell>
        </table:table-row>
        <table:table-row>
          <table:table-cell table:style-name="Tablo4.A3" office:value-type="float" office:value="1">
            <text:p text:style-name="Table_20_Contents">1</text:p>
          </table:table-cell>
          <table:table-cell table:style-name="Tablo4.A2" office:value-type="string">
            <text:p text:style-name="Table_20_Contents">Yukarı doğru açılı göz</text:p>
          </table:table-cell>
          <table:table-cell table:style-name="Tablo4.C2" office:value-type="string">
            <text:p text:style-name="Table_20_Contents">Olumlu bakış açısı</text:p>
            <text:p text:style-name="Table_20_Contents">Yeniliğe açıklık</text:p>
            <text:p text:style-name="Table_20_Contents">Hayal gücü yüksek</text:p>
          </table:table-cell>
        </table:table-row>
        <table:table-row>
          <table:table-cell table:style-name="Tablo4.A3" office:value-type="float" office:value="2">
            <text:p text:style-name="Table_20_Contents">2</text:p>
          </table:table-cell>
          <table:table-cell table:style-name="Tablo4.A2" office:value-type="string">
            <text:p text:style-name="Table_20_Contents">Aşağıya doğru açılı göz</text:p>
          </table:table-cell>
          <table:table-cell table:style-name="Tablo4.C2" office:value-type="string">
            <text:p text:style-name="Table_20_Contents">Olumsuz görmeye,duymaya,söylemeye eğilimli </text:p>
            <text:p text:style-name="Table_20_Contents">Dinleme odaklı</text:p>
            <text:p text:style-name="Table_20_Contents">Hatasını anlayan</text:p>
          </table:table-cell>
        </table:table-row>
        <table:table-row>
          <table:table-cell table:style-name="Tablo4.A3" office:value-type="float" office:value="3">
            <text:p text:style-name="Table_20_Contents">3</text:p>
          </table:table-cell>
          <table:table-cell table:style-name="Tablo4.A2" office:value-type="string">
            <text:p text:style-name="Table_20_Contents">Düz açılı göz</text:p>
          </table:table-cell>
          <table:table-cell table:style-name="Tablo4.C2" office:value-type="string">
            <text:p text:style-name="Table_20_Contents">Dengeli bakış</text:p>
            <text:p text:style-name="Table_20_Contents">Pragmatik kişilik</text:p>
          </table:table-cell>
        </table:table-row>
        <table:table-row>
          <table:table-cell table:style-name="Tablo4.A3" office:value-type="float" office:value="4">
            <text:p text:style-name="Table_20_Contents">4</text:p>
          </table:table-cell>
          <table:table-cell table:style-name="Tablo4.A2" office:value-type="string">
            <text:p text:style-name="Table_20_Contents">Dışarı doğru patlak göz</text:p>
          </table:table-cell>
          <table:table-cell table:style-name="Tablo4.C2" office:value-type="string">
            <text:p text:style-name="Table_20_Contents">Dışa dönük</text:p>
            <text:p text:style-name="P13">Olaylara katılmaya istekli</text:p>
          </table:table-cell>
        </table:table-row>
        <table:table-row>
          <table:table-cell table:style-name="Tablo4.A3" office:value-type="float" office:value="5">
            <text:p text:style-name="Table_20_Contents">5</text:p>
          </table:table-cell>
          <table:table-cell table:style-name="Tablo4.A2" office:value-type="string">
            <text:p text:style-name="Table_20_Contents">İçe doğru batık göz</text:p>
          </table:table-cell>
          <table:table-cell table:style-name="Tablo4.C2" office:value-type="string">
            <text:p text:style-name="Table_20_Contents">Değerlendirici,dinleyici yaklaşım</text:p>
            <text:p text:style-name="Table_20_Contents">Gerçekçi ve ihtiyatlı</text:p>
            <text:p text:style-name="Table_20_Contents">Verilere değer veren</text:p>
          </table:table-cell>
        </table:table-row>
        <table:table-row>
          <table:table-cell table:style-name="Tablo4.A3" office:value-type="float" office:value="6">
            <text:p text:style-name="Table_20_Contents">6</text:p>
          </table:table-cell>
          <table:table-cell table:style-name="Tablo4.A2" office:value-type="string">
            <text:p text:style-name="Table_20_Contents">Belirgin göz kapakları</text:p>
          </table:table-cell>
          <table:table-cell table:style-name="Tablo4.C2" office:value-type="string">
            <text:p text:style-name="Table_20_Contents">Doğal olma isteği</text:p>
            <text:p text:style-name="Table_20_Contents">Paylaşmaya önem veren</text:p>
            <text:p text:style-name="Table_20_Contents">Samimi kişilik</text:p>
          </table:table-cell>
        </table:table-row>
        <table:table-row>
          <table:table-cell table:style-name="Tablo4.A3" office:value-type="float" office:value="7">
            <text:p text:style-name="Table_20_Contents">7</text:p>
          </table:table-cell>
          <table:table-cell table:style-name="Tablo4.A2" office:value-type="string">
            <text:p text:style-name="Table_20_Contents">Az görünen göz kapakları</text:p>
          </table:table-cell>
          <table:table-cell table:style-name="Tablo4.C2" office:value-type="string">
            <text:p text:style-name="Table_20_Contents">Bağımsız olma isteği</text:p>
            <text:p text:style-name="Table_20_Contents">Kendi isteklerini önemseyen</text:p>
          </table:table-cell>
        </table:table-row>
        <table:table-row>
          <table:table-cell table:style-name="Tablo4.A3" office:value-type="float" office:value="8">
            <text:p text:style-name="Table_20_Contents">8</text:p>
          </table:table-cell>
          <table:table-cell table:style-name="Tablo4.A2" office:value-type="string">
            <text:p text:style-name="Table_20_Contents">Görünmeyen göz kapakları</text:p>
          </table:table-cell>
          <table:table-cell table:style-name="Tablo4.C2" office:value-type="string">
            <text:p text:style-name="Table_20_Contents">Bağımsız olma isteği</text:p>
            <text:p text:style-name="Table_20_Contents">Odaklanma yeteneği</text:p>
          </table:table-cell>
        </table:table-row>
        <table:table-row>
          <table:table-cell table:style-name="Tablo4.A2" office:value-type="string">
            <text:p text:style-name="P7">Notlar</text:p>
          </table:table-cell>
          <table:table-cell table:style-name="Tablo4.C2" table:number-columns-spanned="2" office:value-type="string">
            <text:p text:style-name="P5"><text:s text:c="3"/>Gözler,bireyin dünyaya bakış tarzına,yeniliklere ve yeni arkadaşlıklara açık olup olmamasına ve huzur durumuna yönelik mesajlar içerir.</text:p>
            <text:p text:style-name="P5"><text:s text:c="3"/>Göz kapakları,bireyin samimiyetine veya samimiyetsizliğine yönelik mesajlar içerir.</text:p>
          </table:table-cell>
          <table:covered-table-cell/>
        </table:table-row>
      </table:table>
      <text:p text:style-name="Standard"/>
      <text:p text:style-name="Standard"/>
      <text:p text:style-name="Standard"/>
      <text:p text:style-name="Standard"/>
      <text:p text:style-name="Standard"/>
      <text:p text:style-name="Standard"/>
      <table:table table:name="Tablo5" table:style-name="Tablo5">
        <table:table-column table:style-name="Tablo5.A"/>
        <table:table-column table:style-name="Tablo5.B"/>
        <table:table-column table:style-name="Tablo5.C"/>
        <text:soft-page-break/>
        <table:table-row>
          <table:table-cell table:style-name="Tablo5.A1" table:number-columns-spanned="3" office:value-type="string">
            <text:p text:style-name="P8">5# KULAK BÖLGESİ TABLOSU</text:p>
          </table:table-cell>
          <table:covered-table-cell/>
          <table:covered-table-cell/>
        </table:table-row>
        <table:table-row>
          <table:table-cell table:style-name="Tablo5.A2" office:value-type="string">
            <text:p text:style-name="Table_20_Contents">KOD</text:p>
          </table:table-cell>
          <table:table-cell table:style-name="Tablo5.A2" office:value-type="string">
            <text:p text:style-name="Table_20_Contents">KRİTER</text:p>
          </table:table-cell>
          <table:table-cell table:style-name="Tablo5.C2" office:value-type="string">
            <text:p text:style-name="Table_20_Contents">SONUÇ</text:p>
          </table:table-cell>
        </table:table-row>
        <table:table-row>
          <table:table-cell table:style-name="Tablo5.A3" office:value-type="float" office:value="1">
            <text:p text:style-name="Table_20_Contents">1</text:p>
          </table:table-cell>
          <table:table-cell table:style-name="Tablo5.A2" office:value-type="string">
            <text:p text:style-name="Table_20_Contents">Büyük kulaklar</text:p>
          </table:table-cell>
          <table:table-cell table:style-name="Tablo5.C2" office:value-type="string">
            <text:p text:style-name="Table_20_Contents">Dinlemeyi seven</text:p>
            <text:p text:style-name="Table_20_Contents">İyi niyetli yaklaşım</text:p>
          </table:table-cell>
        </table:table-row>
        <table:table-row>
          <table:table-cell table:style-name="Tablo5.A3" office:value-type="float" office:value="2">
            <text:p text:style-name="Table_20_Contents">2</text:p>
          </table:table-cell>
          <table:table-cell table:style-name="Tablo5.A2" office:value-type="string">
            <text:p text:style-name="Table_20_Contents">Küçük kulaklar</text:p>
          </table:table-cell>
          <table:table-cell table:style-name="Tablo5.C2" office:value-type="string">
            <text:p text:style-name="Table_20_Contents">Kendine odaklı</text:p>
            <text:p text:style-name="Table_20_Contents">Gördüğüne itimatlı</text:p>
          </table:table-cell>
        </table:table-row>
        <table:table-row>
          <table:table-cell table:style-name="Tablo5.A3" office:value-type="float" office:value="3">
            <text:p text:style-name="Table_20_Contents">3</text:p>
          </table:table-cell>
          <table:table-cell table:style-name="Tablo5.A2" office:value-type="string">
            <text:p text:style-name="Table_20_Contents">Belirgin kaplar</text:p>
          </table:table-cell>
          <table:table-cell table:style-name="Tablo5.C2" office:value-type="string">
            <text:p text:style-name="Table_20_Contents">Gerçekçi kişilik</text:p>
            <text:p text:style-name="Table_20_Contents">Mantıklı düşünce</text:p>
          </table:table-cell>
        </table:table-row>
        <table:table-row>
          <table:table-cell table:style-name="Tablo5.A3" office:value-type="float" office:value="4">
            <text:p text:style-name="Table_20_Contents">4</text:p>
          </table:table-cell>
          <table:table-cell table:style-name="Tablo5.A2" office:value-type="string">
            <text:p text:style-name="Table_20_Contents">Belirgin iç çıkıntılar</text:p>
          </table:table-cell>
          <table:table-cell table:style-name="Tablo5.C2" office:value-type="string">
            <text:p text:style-name="Table_20_Contents">Sezgisel ve duygusal kişilik</text:p>
          </table:table-cell>
        </table:table-row>
        <table:table-row>
          <table:table-cell table:style-name="Tablo5.A3" office:value-type="float" office:value="5">
            <text:p text:style-name="Table_20_Contents">5</text:p>
          </table:table-cell>
          <table:table-cell table:style-name="Tablo5.A2" office:value-type="string">
            <text:p text:style-name="Table_20_Contents">Kap ve çıkıntı arasında belirginlik</text:p>
          </table:table-cell>
          <table:table-cell table:style-name="Tablo5.C2" office:value-type="string">
            <text:p text:style-name="Table_20_Contents">Duygu-mantık dengesi</text:p>
          </table:table-cell>
        </table:table-row>
        <table:table-row>
          <table:table-cell table:style-name="Tablo5.A3" office:value-type="float" office:value="6">
            <text:p text:style-name="Table_20_Contents">6</text:p>
          </table:table-cell>
          <table:table-cell table:style-name="Tablo5.A2" office:value-type="string">
            <text:p text:style-name="Table_20_Contents">Kap ve çıkıntı arasında düzlük</text:p>
          </table:table-cell>
          <table:table-cell table:style-name="Tablo5.C2" office:value-type="string">
            <text:p text:style-name="Table_20_Contents">Duyguyla karar alma</text:p>
            <text:p text:style-name="Table_20_Contents">Kişissel isteklere değer verme</text:p>
          </table:table-cell>
        </table:table-row>
        <table:table-row>
          <table:table-cell table:style-name="Tablo5.A3" office:value-type="float" office:value="7">
            <text:p text:style-name="Table_20_Contents">7</text:p>
          </table:table-cell>
          <table:table-cell table:style-name="Tablo5.A2" office:value-type="string">
            <text:p text:style-name="Table_20_Contents">Dik açılı kulak</text:p>
          </table:table-cell>
          <table:table-cell table:style-name="Tablo5.C2" office:value-type="string">
            <text:p text:style-name="Table_20_Contents">Dengeli algılama</text:p>
            <text:p text:style-name="Table_20_Contents">İspatlanmış yaklaşıma değer verme</text:p>
          </table:table-cell>
        </table:table-row>
        <table:table-row>
          <table:table-cell table:style-name="Tablo5.A3" office:value-type="float" office:value="8">
            <text:p text:style-name="Table_20_Contents">8</text:p>
          </table:table-cell>
          <table:table-cell table:style-name="Tablo5.A2" office:value-type="string">
            <text:p text:style-name="Table_20_Contents">Geriye açılı kulak</text:p>
          </table:table-cell>
          <table:table-cell table:style-name="Tablo5.C2" office:value-type="string">
            <text:p text:style-name="Table_20_Contents">Kendine odaklılık</text:p>
            <text:p text:style-name="Table_20_Contents">Bağımsız hareket etme eğilimi</text:p>
          </table:table-cell>
        </table:table-row>
        <table:table-row>
          <table:table-cell table:style-name="Tablo5.A3" office:value-type="float" office:value="9">
            <text:p text:style-name="Table_20_Contents">9</text:p>
          </table:table-cell>
          <table:table-cell table:style-name="Tablo5.A2" office:value-type="string">
            <text:p text:style-name="Table_20_Contents">Kepçe kulak</text:p>
          </table:table-cell>
          <table:table-cell table:style-name="Tablo5.C2" office:value-type="string">
            <text:p text:style-name="Table_20_Contents">Bağımsız hareket etme</text:p>
            <text:p text:style-name="Table_20_Contents">Ne yspscsğının kestirilmemesi</text:p>
          </table:table-cell>
        </table:table-row>
        <table:table-row>
          <table:table-cell table:style-name="Tablo5.A3" office:value-type="float" office:value="10">
            <text:p text:style-name="Table_20_Contents">10</text:p>
          </table:table-cell>
          <table:table-cell table:style-name="Tablo5.A2" office:value-type="string">
            <text:p text:style-name="Table_20_Contents">Yapışık kulak</text:p>
          </table:table-cell>
          <table:table-cell table:style-name="Tablo5.C2" office:value-type="string">
            <text:p text:style-name="Table_20_Contents">Kurallara uygun hareket etme</text:p>
            <text:p text:style-name="Table_20_Contents">Düşünceyi tahmin etme</text:p>
          </table:table-cell>
        </table:table-row>
        <table:table-row>
          <table:table-cell table:style-name="Tablo5.A3" office:value-type="float" office:value="11">
            <text:p text:style-name="Table_20_Contents">11</text:p>
          </table:table-cell>
          <table:table-cell table:style-name="Tablo5.A2" office:value-type="string">
            <text:p text:style-name="Table_20_Contents">Yukarıya yapışık,aşağıya açık kulak</text:p>
          </table:table-cell>
          <table:table-cell table:style-name="Tablo5.C2" office:value-type="string">
            <text:p text:style-name="Table_20_Contents">Uzlaşmacı</text:p>
            <text:p text:style-name="Table_20_Contents">Çok yönlü görme ve düşünme</text:p>
          </table:table-cell>
        </table:table-row>
        <table:table-row>
          <table:table-cell table:style-name="Tablo5.A3" office:value-type="float" office:value="12">
            <text:p text:style-name="Table_20_Contents">12</text:p>
          </table:table-cell>
          <table:table-cell table:style-name="Tablo5.A2" office:value-type="string">
            <text:p text:style-name="Table_20_Contents">Kulak memesi burnun altında</text:p>
          </table:table-cell>
          <table:table-cell table:style-name="Tablo5.C2" office:value-type="string">
            <text:p text:style-name="Table_20_Contents">Yavaş,akıllı,sabırlı hareket</text:p>
            <text:p text:style-name="Table_20_Contents">Tam iş yapmaya önem verme</text:p>
          </table:table-cell>
        </table:table-row>
        <table:table-row>
          <table:table-cell table:style-name="Tablo5.A3" office:value-type="float" office:value="13">
            <text:p text:style-name="Table_20_Contents">13</text:p>
          </table:table-cell>
          <table:table-cell table:style-name="Tablo5.A2" office:value-type="string">
            <text:p text:style-name="Table_20_Contents">Kulak ve kaşlar yukarıda</text:p>
          </table:table-cell>
          <table:table-cell table:style-name="Tablo5.C2" office:value-type="string">
            <text:p text:style-name="Table_20_Contents">Bilgiyi hızlı algılama</text:p>
            <text:p text:style-name="Table_20_Contents">Uygulamada zaman ihtiyaç duyma</text:p>
          </table:table-cell>
        </table:table-row>
        <table:table-row>
          <table:table-cell table:style-name="Tablo5.A3" office:value-type="float" office:value="14">
            <text:p text:style-name="Table_20_Contents">14</text:p>
          </table:table-cell>
          <table:table-cell table:style-name="Tablo5.A2" office:value-type="string">
            <text:p text:style-name="Table_20_Contents">.Kulak ve kaşlar aşağıda</text:p>
          </table:table-cell>
          <table:table-cell table:style-name="Tablo5.C2" office:value-type="string">
            <text:p text:style-name="Table_20_Contents">Sabırsız ve aceleci</text:p>
            <text:p text:style-name="Table_20_Contents">Bir an önce sonuca ulaşma isteği</text:p>
          </table:table-cell>
        </table:table-row>
        <table:table-row>
          <table:table-cell table:style-name="Tablo5.A2" office:value-type="string">
            <text:p text:style-name="P7">Notlar</text:p>
          </table:table-cell>
          <table:table-cell table:style-name="Tablo5.C2" table:number-columns-spanned="2" office:value-type="string">
            <text:p text:style-name="P6">Kulaklar,bireyin karşısındakini etkilemesine ve etkilenme seviyesine,özgürlüğe düşkünlüğüne,ütopik veya gerçekçi yönüne,veriyi anlama ve onaylama yönlerine yönelik mesajlar içerir.</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o6" table:style-name="Tablo6">
        <table:table-column table:style-name="Tablo6.A"/>
        <table:table-column table:style-name="Tablo6.B"/>
        <table:table-column table:style-name="Tablo6.C"/>
        <text:soft-page-break/>
        <table:table-row>
          <table:table-cell table:style-name="Tablo6.A1" table:number-columns-spanned="3" office:value-type="string">
            <text:p text:style-name="P8">6# BURUN BÖLGESİ TABLOSU</text:p>
          </table:table-cell>
          <table:covered-table-cell/>
          <table:covered-table-cell/>
        </table:table-row>
        <table:table-row>
          <table:table-cell table:style-name="Tablo6.A2" office:value-type="string">
            <text:p text:style-name="Table_20_Contents">KOD</text:p>
          </table:table-cell>
          <table:table-cell table:style-name="Tablo6.A2" office:value-type="string">
            <text:p text:style-name="Table_20_Contents">KRİTER</text:p>
          </table:table-cell>
          <table:table-cell table:style-name="Tablo6.C2" office:value-type="string">
            <text:p text:style-name="Table_20_Contents">SONUÇ</text:p>
          </table:table-cell>
        </table:table-row>
        <table:table-row>
          <table:table-cell table:style-name="Tablo6.A3" office:value-type="float" office:value="1">
            <text:p text:style-name="Table_20_Contents">1</text:p>
          </table:table-cell>
          <table:table-cell table:style-name="Tablo6.A2" office:value-type="string">
            <text:p text:style-name="Table_20_Contents">Büyük burun</text:p>
          </table:table-cell>
          <table:table-cell table:style-name="Tablo6.C2" office:value-type="string">
            <text:p text:style-name="Table_20_Contents">Otorite</text:p>
            <text:p text:style-name="Table_20_Contents">İşe katkıda bulunma</text:p>
            <text:p text:style-name="Table_20_Contents">Liderlik yönü</text:p>
            <text:p text:style-name="Table_20_Contents">Baskı kurma eğilimi</text:p>
          </table:table-cell>
        </table:table-row>
        <table:table-row>
          <table:table-cell table:style-name="Tablo6.A3" office:value-type="float" office:value="2">
            <text:p text:style-name="Table_20_Contents">2</text:p>
          </table:table-cell>
          <table:table-cell table:style-name="Tablo6.A2" office:value-type="string">
            <text:p text:style-name="Table_20_Contents">Uzun burun</text:p>
          </table:table-cell>
          <table:table-cell table:style-name="Tablo6.C2" office:value-type="string">
            <text:p text:style-name="Table_20_Contents">Kontolü elde tutma isteği</text:p>
            <text:p text:style-name="Table_20_Contents">Planları kendisi yapan</text:p>
          </table:table-cell>
        </table:table-row>
        <table:table-row>
          <table:table-cell table:style-name="Tablo6.A3" office:value-type="float" office:value="3">
            <text:p text:style-name="Table_20_Contents">3</text:p>
          </table:table-cell>
          <table:table-cell table:style-name="Tablo6.A2" office:value-type="string">
            <text:p text:style-name="Table_20_Contents">Kısa burun</text:p>
          </table:table-cell>
          <table:table-cell table:style-name="Tablo6.C2" office:value-type="string">
            <text:p text:style-name="Table_20_Contents">Motive edildiğinde başarılı</text:p>
            <text:p text:style-name="Table_20_Contents">Çok çalışmaya eğilimli</text:p>
          </table:table-cell>
        </table:table-row>
        <table:table-row>
          <table:table-cell table:style-name="Tablo6.A3" office:value-type="float" office:value="4">
            <text:p text:style-name="Table_20_Contents">4</text:p>
          </table:table-cell>
          <table:table-cell table:style-name="Tablo6.A2" office:value-type="string">
            <text:p text:style-name="Table_20_Contents">Uzun ve düz burun</text:p>
          </table:table-cell>
          <table:table-cell table:style-name="Tablo6.C2" office:value-type="string">
            <text:p text:style-name="Table_20_Contents">Mantıklı</text:p>
            <text:p text:style-name="Table_20_Contents">Planlamacı</text:p>
            <text:p text:style-name="Table_20_Contents">Yeni fikre öncülük</text:p>
          </table:table-cell>
        </table:table-row>
        <table:table-row>
          <table:table-cell table:style-name="Tablo6.A3" office:value-type="float" office:value="5">
            <text:p text:style-name="Table_20_Contents">5</text:p>
          </table:table-cell>
          <table:table-cell table:style-name="Tablo6.A2" office:value-type="string">
            <text:p text:style-name="Table_20_Contents">İç bükey burun</text:p>
          </table:table-cell>
          <table:table-cell table:style-name="Tablo6.C2" office:value-type="string">
            <text:p text:style-name="Table_20_Contents">Motivasyon ihtiyacı olan</text:p>
            <text:p text:style-name="Table_20_Contents">Duygusal yönü yüksek</text:p>
          </table:table-cell>
        </table:table-row>
        <table:table-row>
          <table:table-cell table:style-name="Tablo6.A3" office:value-type="float" office:value="6">
            <text:p text:style-name="Table_20_Contents">6</text:p>
          </table:table-cell>
          <table:table-cell table:style-name="Tablo6.A2" office:value-type="string">
            <text:p text:style-name="Table_20_Contents">Kemerli burun</text:p>
          </table:table-cell>
          <table:table-cell table:style-name="Tablo6.C2" office:value-type="string">
            <text:p text:style-name="Table_20_Contents">Güçlü kişilik</text:p>
            <text:p text:style-name="Table_20_Contents">Pragmatik yaklaşım</text:p>
            <text:p text:style-name="Table_20_Contents">Orijinal fikirlere açıklık</text:p>
          </table:table-cell>
        </table:table-row>
        <table:table-row>
          <table:table-cell table:style-name="Tablo6.A3" office:value-type="float" office:value="7">
            <text:p text:style-name="Table_20_Contents">7</text:p>
          </table:table-cell>
          <table:table-cell table:style-name="Tablo6.A2" office:value-type="string">
            <text:p text:style-name="Table_20_Contents">Kemer üzerinde şişlik</text:p>
          </table:table-cell>
          <table:table-cell table:style-name="Tablo6.C2" office:value-type="string">
            <text:p text:style-name="Table_20_Contents">Sinirlenince kavgacı</text:p>
            <text:p text:style-name="Table_20_Contents">Hemen sonuç bekleyen</text:p>
          </table:table-cell>
        </table:table-row>
        <table:table-row>
          <table:table-cell table:style-name="Tablo6.A3" office:value-type="float" office:value="8">
            <text:p text:style-name="Table_20_Contents">8</text:p>
          </table:table-cell>
          <table:table-cell table:style-name="Tablo6.A2" office:value-type="string">
            <text:p text:style-name="Table_20_Contents">Burnun üst kısmında şişlik</text:p>
          </table:table-cell>
          <table:table-cell table:style-name="Tablo6.C2" office:value-type="string">
            <text:p text:style-name="Table_20_Contents">Bağımsız çalışma</text:p>
            <text:p text:style-name="Table_20_Contents">Kontrol edilince motivasyonu düşen</text:p>
          </table:table-cell>
        </table:table-row>
        <table:table-row>
          <table:table-cell table:style-name="Tablo6.A3" office:value-type="float" office:value="9">
            <text:p text:style-name="Table_20_Contents">9</text:p>
          </table:table-cell>
          <table:table-cell table:style-name="Tablo6.A2" office:value-type="string">
            <text:p text:style-name="Table_20_Contents">Aşağı doğru geniş burun</text:p>
          </table:table-cell>
          <table:table-cell table:style-name="Tablo6.C2" office:value-type="string">
            <text:p text:style-name="Table_20_Contents">Desteklemekten hoşlanma</text:p>
            <text:p text:style-name="Table_20_Contents">Koruyucu yaklaşım</text:p>
          </table:table-cell>
        </table:table-row>
        <table:table-row>
          <table:table-cell table:style-name="Tablo6.A3" office:value-type="float" office:value="10">
            <text:p text:style-name="Table_20_Contents">10</text:p>
          </table:table-cell>
          <table:table-cell table:style-name="Tablo6.A2" office:value-type="string">
            <text:p text:style-name="Table_20_Contents">İnce burun</text:p>
          </table:table-cell>
          <table:table-cell table:style-name="Tablo6.C2" office:value-type="string">
            <text:p text:style-name="Table_20_Contents">Desteklemekten hoşlanma</text:p>
            <text:p text:style-name="Table_20_Contents">Koruyucu yaklaşım</text:p>
          </table:table-cell>
        </table:table-row>
        <table:table-row>
          <table:table-cell table:style-name="Tablo6.A3" office:value-type="float" office:value="11">
            <text:p text:style-name="Table_20_Contents">11</text:p>
          </table:table-cell>
          <table:table-cell table:style-name="Tablo6.A2" office:value-type="string">
            <text:p text:style-name="Table_20_Contents">Burun ucu açısı yukarı</text:p>
          </table:table-cell>
          <table:table-cell table:style-name="Tablo6.C2" office:value-type="string">
            <text:p text:style-name="Table_20_Contents">Hoş sohbet</text:p>
            <text:p text:style-name="Table_20_Contents">Dışa dönüklük</text:p>
            <text:p text:style-name="Table_20_Contents">Dinlemeye yatkınlık</text:p>
          </table:table-cell>
        </table:table-row>
        <table:table-row>
          <table:table-cell table:style-name="Tablo6.A3" office:value-type="float" office:value="12">
            <text:p text:style-name="Table_20_Contents">12</text:p>
          </table:table-cell>
          <table:table-cell table:style-name="Tablo6.A2" office:value-type="string">
            <text:p text:style-name="Table_20_Contents">Burun ucu düz ve açısız</text:p>
          </table:table-cell>
          <table:table-cell table:style-name="Tablo6.C2" office:value-type="string">
            <text:p text:style-name="Table_20_Contents">İtimat edilir</text:p>
            <text:p text:style-name="Table_20_Contents">Nesnel dinleyici</text:p>
          </table:table-cell>
        </table:table-row>
        <table:table-row>
          <table:table-cell table:style-name="Tablo6.A3" office:value-type="float" office:value="13">
            <text:p text:style-name="Table_20_Contents">13</text:p>
          </table:table-cell>
          <table:table-cell table:style-name="Tablo6.A2" office:value-type="string">
            <text:p text:style-name="Table_20_Contents">Burun ucu açısı aşağı </text:p>
          </table:table-cell>
          <table:table-cell table:style-name="Tablo6.C2" office:value-type="string">
            <text:p text:style-name="Table_20_Contents">İhtiytlı</text:p>
            <text:p text:style-name="Table_20_Contents"><text:span text:style-name="T3">Gördüğüne</text:span> itimatlı</text:p>
          </table:table-cell>
        </table:table-row>
        <table:table-row>
          <table:table-cell table:style-name="Tablo6.A3" office:value-type="float" office:value="14">
            <text:p text:style-name="Table_20_Contents">14</text:p>
          </table:table-cell>
          <table:table-cell table:style-name="Tablo6.A2" office:value-type="string">
            <text:p text:style-name="Table_20_Contents">Burun ucu aşağı ve sivri</text:p>
          </table:table-cell>
          <table:table-cell table:style-name="Tablo6.C2" office:value-type="string">
            <text:p text:style-name="Table_20_Contents">Kendine odaklı</text:p>
            <text:p text:style-name="Table_20_Contents">Bazen acımasız</text:p>
          </table:table-cell>
        </table:table-row>
        <table:table-row>
          <table:table-cell table:style-name="Tablo6.A3" office:value-type="float" office:value="15">
            <text:p text:style-name="Table_20_Contents">15</text:p>
          </table:table-cell>
          <table:table-cell table:style-name="Tablo6.A2" office:value-type="string">
            <text:p text:style-name="Table_20_Contents">Burun ucu yuvarlak ve şiş</text:p>
          </table:table-cell>
          <table:table-cell table:style-name="Tablo6.C2" office:value-type="string">
            <text:p text:style-name="Table_20_Contents">Maddi konuda hasas</text:p>
            <text:p text:style-name="Table_20_Contents">Harcama konusunda tutumlu</text:p>
          </table:table-cell>
        </table:table-row>
        <table:table-row>
          <table:table-cell table:style-name="Tablo6.A2" office:value-type="string">
            <text:p text:style-name="P7">Notlar</text:p>
          </table:table-cell>
          <table:table-cell table:style-name="Tablo6.C2" table:number-columns-spanned="2" office:value-type="string">
            <text:p text:style-name="P5">Burun,bireyin iiş dünyasındaki isteklerine ve maddi konulara bakışına yönelik mesajlar içerir.</text:p>
          </table:table-cell>
          <table:covered-table-cell/>
        </table:table-row>
      </table:table>
      <text:p text:style-name="Standard"/>
      <text:p text:style-name="Standard"/>
      <text:p text:style-name="Standard"/>
      <text:p text:style-name="Standard"/>
      <text:p text:style-name="Standard"/>
      <text:p text:style-name="Standard"/>
      <table:table table:name="Tablo7" table:style-name="Tablo7">
        <table:table-column table:style-name="Tablo7.A"/>
        <table:table-column table:style-name="Tablo7.B"/>
        <table:table-column table:style-name="Tablo7.C"/>
        <text:soft-page-break/>
        <table:table-row>
          <table:table-cell table:style-name="Tablo7.A1" table:number-columns-spanned="3" office:value-type="string">
            <text:p text:style-name="P8">7# YANAK BÖLGESİ TABLOSU</text:p>
          </table:table-cell>
          <table:covered-table-cell/>
          <table:covered-table-cell/>
        </table:table-row>
        <table:table-row>
          <table:table-cell table:style-name="Tablo7.A2" office:value-type="string">
            <text:p text:style-name="P7">KOD</text:p>
          </table:table-cell>
          <table:table-cell table:style-name="Tablo7.A2" office:value-type="string">
            <text:p text:style-name="P7">KRİTER</text:p>
          </table:table-cell>
          <table:table-cell table:style-name="Tablo7.C2" office:value-type="string">
            <text:p text:style-name="P7">SONUÇ</text:p>
          </table:table-cell>
        </table:table-row>
        <table:table-row>
          <table:table-cell table:style-name="Tablo7.A3" office:value-type="float" office:value="1">
            <text:p text:style-name="P7">1</text:p>
          </table:table-cell>
          <table:table-cell table:style-name="Tablo7.A2" office:value-type="string">
            <text:p text:style-name="Table_20_Contents">Çıkık yanaklar</text:p>
          </table:table-cell>
          <table:table-cell table:style-name="Tablo7.C2" office:value-type="string">
            <text:p text:style-name="Table_20_Contents">Güç sembolü</text:p>
            <text:p text:style-name="P13">Sözü dinlenir</text:p>
          </table:table-cell>
        </table:table-row>
        <table:table-row>
          <table:table-cell table:style-name="Tablo7.A3" office:value-type="float" office:value="2">
            <text:p text:style-name="P7">2</text:p>
          </table:table-cell>
          <table:table-cell table:style-name="Tablo7.A2" office:value-type="string">
            <text:p text:style-name="Table_20_Contents">Dolgun yanaklar</text:p>
          </table:table-cell>
          <table:table-cell table:style-name="Tablo7.C2" office:value-type="string">
            <text:p text:style-name="P15">İletişime açıklık </text:p>
            <text:p text:style-name="P13">Kolay destek alır</text:p>
            <text:p text:style-name="P16">Organize etmede başarılı</text:p>
          </table:table-cell>
        </table:table-row>
        <table:table-row>
          <table:table-cell table:style-name="Tablo7.A3" office:value-type="float" office:value="3">
            <text:p text:style-name="P7">3</text:p>
          </table:table-cell>
          <table:table-cell table:style-name="Tablo7.A2" office:value-type="string">
            <text:p text:style-name="Table_20_Contents">Dar yankalar</text:p>
          </table:table-cell>
          <table:table-cell table:style-name="Tablo7.C2" office:value-type="string">
            <text:p text:style-name="P11">Uzun çalışmada performans düşük</text:p>
          </table:table-cell>
        </table:table-row>
        <table:table-row>
          <table:table-cell table:style-name="Tablo7.A3" office:value-type="float" office:value="4">
            <text:p text:style-name="P7">4</text:p>
          </table:table-cell>
          <table:table-cell table:style-name="Tablo7.A2" office:value-type="string">
            <text:p text:style-name="Table_20_Contents">Geniş yanaklar</text:p>
          </table:table-cell>
          <table:table-cell table:style-name="Tablo7.C2" office:value-type="string">
            <text:p text:style-name="Table_20_Contents">Dinamik</text:p>
            <text:p text:style-name="Table_20_Contents">Uzun çalışmaya istekli</text:p>
            <text:p text:style-name="Table_20_Contents">Kendine itimadı yüksek</text:p>
          </table:table-cell>
        </table:table-row>
        <table:table-row>
          <table:table-cell table:style-name="Tablo7.A2" office:value-type="string">
            <text:p text:style-name="P7">Notlar</text:p>
          </table:table-cell>
          <table:table-cell table:style-name="Tablo7.C2" table:number-columns-spanned="2" office:value-type="string">
            <text:p text:style-name="P5">Yanaklar,bireyin gücüne,enerji durumuna ve insanlara yardım etme yetenek ve isteğine yönelik mesajlar içerir.</text:p>
          </table:table-cell>
          <table:covered-table-cell/>
        </table:table-row>
      </table:table>
      <text:p text:style-name="Standard"/>
      <text:p text:style-name="Standard"/>
      <table:table table:name="Tablo8" table:style-name="Tablo8">
        <table:table-column table:style-name="Tablo8.A"/>
        <table:table-column table:style-name="Tablo8.B"/>
        <table:table-column table:style-name="Tablo8.C"/>
        <table:table-row>
          <table:table-cell table:style-name="Tablo8.A1" table:number-columns-spanned="3" office:value-type="string">
            <text:p text:style-name="P8">8# GAMZE BÖLGESİ TABLOSU</text:p>
          </table:table-cell>
          <table:covered-table-cell/>
          <table:covered-table-cell/>
        </table:table-row>
        <table:table-row>
          <table:table-cell table:style-name="Tablo8.A2" office:value-type="string">
            <text:p text:style-name="P7">KOD</text:p>
          </table:table-cell>
          <table:table-cell table:style-name="Tablo8.A2" office:value-type="string">
            <text:p text:style-name="P7">KRİTER</text:p>
          </table:table-cell>
          <table:table-cell table:style-name="Tablo8.C2" office:value-type="string">
            <text:p text:style-name="P7">SONUÇ</text:p>
          </table:table-cell>
        </table:table-row>
        <table:table-row>
          <table:table-cell table:style-name="Tablo8.A3" office:value-type="float" office:value="1">
            <text:p text:style-name="P7">1</text:p>
          </table:table-cell>
          <table:table-cell table:style-name="Tablo8.A2" office:value-type="string">
            <text:p text:style-name="P9">Çenede gamze</text:p>
          </table:table-cell>
          <table:table-cell table:style-name="Tablo8.C2" office:value-type="string">
            <text:p text:style-name="P9">Şakacı,maceracı</text:p>
            <text:p text:style-name="P14">Kolay geçimli</text:p>
            <text:p text:style-name="P9">Arkadaş canlısı</text:p>
          </table:table-cell>
        </table:table-row>
        <table:table-row>
          <table:table-cell table:style-name="Tablo8.A3" office:value-type="float" office:value="2">
            <text:p text:style-name="P7">2</text:p>
          </table:table-cell>
          <table:table-cell table:style-name="Tablo8.A2" office:value-type="string">
            <text:p text:style-name="P9">Burun ucunda gamze</text:p>
          </table:table-cell>
          <table:table-cell table:style-name="Tablo8.C2" office:value-type="string">
            <text:p text:style-name="P9">Duygusal kişilik</text:p>
            <text:p text:style-name="P9">Cömert</text:p>
          </table:table-cell>
        </table:table-row>
        <table:table-row>
          <table:table-cell table:style-name="Tablo8.A3" office:value-type="float" office:value="3">
            <text:p text:style-name="P7">3</text:p>
          </table:table-cell>
          <table:table-cell table:style-name="Tablo8.A2" office:value-type="string">
            <text:p text:style-name="P9">Yanaklarda gamze</text:p>
          </table:table-cell>
          <table:table-cell table:style-name="Tablo8.C2" office:value-type="string">
            <text:p text:style-name="P9">Romantik ve canlı</text:p>
          </table:table-cell>
        </table:table-row>
        <table:table-row>
          <table:table-cell table:style-name="Tablo8.A2" office:value-type="string">
            <text:p text:style-name="P7">Notlar</text:p>
          </table:table-cell>
          <table:table-cell table:style-name="Tablo8.C2" table:number-columns-spanned="2" office:value-type="string">
            <text:p text:style-name="P5">Gamzeler,bireyin eğlenceye düşkünlüğüne,mizahi yaklaşıma ve yardım etme isteğine yönelik mesajlar içerir.</text:p>
          </table:table-cell>
          <table:covered-table-cell/>
        </table:table-row>
      </table:table>
      <text:p text:style-name="Standard"/>
      <text:p text:style-name="Standard"/>
      <text:p text:style-name="Standard"/>
      <text:p text:style-name="Standard"/>
      <table:table table:name="Tablo9" table:style-name="Tablo9">
        <table:table-column table:style-name="Tablo9.A"/>
        <table:table-column table:style-name="Tablo9.B"/>
        <table:table-column table:style-name="Tablo9.C"/>
        <table:table-row>
          <table:table-cell table:style-name="Tablo9.A1" table:number-columns-spanned="3" office:value-type="string">
            <text:p text:style-name="P8">9# AĞIZ BÖLGESİ TABLOSU</text:p>
          </table:table-cell>
          <table:covered-table-cell/>
          <table:covered-table-cell/>
        </table:table-row>
        <table:table-row>
          <table:table-cell table:style-name="Tablo9.A2" office:value-type="string">
            <text:p text:style-name="P7">KOD</text:p>
          </table:table-cell>
          <table:table-cell table:style-name="Tablo9.A2" office:value-type="string">
            <text:p text:style-name="P7">KRİTER</text:p>
          </table:table-cell>
          <table:table-cell table:style-name="Tablo9.C2" office:value-type="string">
            <text:p text:style-name="P7">SONUÇ</text:p>
          </table:table-cell>
        </table:table-row>
        <table:table-row>
          <table:table-cell table:style-name="Tablo9.A3" office:value-type="float" office:value="1">
            <text:p text:style-name="P7">1</text:p>
          </table:table-cell>
          <table:table-cell table:style-name="Tablo9.A2" office:value-type="string">
            <text:p text:style-name="P9">Büyük ağız</text:p>
          </table:table-cell>
          <table:table-cell table:style-name="Tablo9.C2" office:value-type="string">
            <text:p text:style-name="P9">Konuşkan kişilik</text:p>
            <text:p text:style-name="P14">Kendini rahat ifade edebilme</text:p>
          </table:table-cell>
        </table:table-row>
        <table:table-row>
          <table:table-cell table:style-name="Tablo9.A3" office:value-type="float" office:value="2">
            <text:p text:style-name="P7">2</text:p>
          </table:table-cell>
          <table:table-cell table:style-name="Tablo9.A2" office:value-type="string">
            <text:p text:style-name="P9">Küçük ağız</text:p>
          </table:table-cell>
          <table:table-cell table:style-name="Tablo9.C2" office:value-type="string">
            <text:p text:style-name="P9">İçe dönük kişilik</text:p>
          </table:table-cell>
        </table:table-row>
        <table:table-row>
          <table:table-cell table:style-name="Tablo9.A3" office:value-type="float" office:value="3">
            <text:p text:style-name="P7">3</text:p>
          </table:table-cell>
          <table:table-cell table:style-name="Tablo9.A2" office:value-type="string">
            <text:p text:style-name="P9">Ağız açısı yukarı</text:p>
          </table:table-cell>
          <table:table-cell table:style-name="Tablo9.C2" office:value-type="string">
            <text:p text:style-name="P9">Olumlu düşünce ve bakış açısı</text:p>
          </table:table-cell>
        </table:table-row>
        <table:table-row>
          <table:table-cell table:style-name="Tablo9.A3" office:value-type="float" office:value="4">
            <text:p text:style-name="P7">4</text:p>
          </table:table-cell>
          <table:table-cell table:style-name="Tablo9.A2" office:value-type="string">
            <text:p text:style-name="P9">Ağız açısı düz</text:p>
          </table:table-cell>
          <table:table-cell table:style-name="Tablo9.C2" office:value-type="string">
            <text:p text:style-name="P9">Nesnel dinleyici</text:p>
            <text:p text:style-name="P9">Gerçekçi</text:p>
          </table:table-cell>
        </table:table-row>
        <table:table-row>
          <table:table-cell table:style-name="Tablo9.A3" office:value-type="float" office:value="5">
            <text:p text:style-name="P7">5</text:p>
          </table:table-cell>
          <table:table-cell table:style-name="Tablo9.A2" office:value-type="string">
            <text:p text:style-name="P9">Ağız açısı aşağı</text:p>
          </table:table-cell>
          <table:table-cell table:style-name="Tablo9.C2" office:value-type="string">
            <text:p text:style-name="P9">İhtiyatlı</text:p>
            <text:p text:style-name="P9">Olumsuz bakış açısı</text:p>
          </table:table-cell>
        </table:table-row>
        <table:table-row>
          <table:table-cell table:style-name="Tablo9.A3" office:value-type="float" office:value="6">
            <text:p text:style-name="P7">6</text:p>
          </table:table-cell>
          <table:table-cell table:style-name="Tablo9.A2" office:value-type="string">
            <text:p text:style-name="P9">Dolgun alt ve üst dudak</text:p>
          </table:table-cell>
          <table:table-cell table:style-name="Tablo9.C2" office:value-type="string">
            <text:p text:style-name="P9">Dışa dönüklük</text:p>
            <text:p text:style-name="P9">Şakacı yaklaşım</text:p>
          </table:table-cell>
        </table:table-row>
        <table:table-row>
          <table:table-cell table:style-name="Tablo9.A3" office:value-type="float" office:value="7">
            <text:p text:style-name="P7">7</text:p>
          </table:table-cell>
          <table:table-cell table:style-name="Tablo9.A2" office:value-type="string">
            <text:p text:style-name="P9">Dolgun alt dudak</text:p>
          </table:table-cell>
          <table:table-cell table:style-name="Tablo9.C2" office:value-type="string">
            <text:p text:style-name="P9">Dışa dönüklük</text:p>
            <text:p text:style-name="P9">Şakacı yaklaşım</text:p>
          </table:table-cell>
        </table:table-row>
        <text:soft-page-break/>
        <table:table-row>
          <table:table-cell table:style-name="Tablo9.A3" office:value-type="float" office:value="8">
            <text:p text:style-name="P7">8</text:p>
          </table:table-cell>
          <table:table-cell table:style-name="Tablo9.A2" office:value-type="string">
            <text:p text:style-name="P9">Dolgun üst dudak</text:p>
          </table:table-cell>
          <table:table-cell table:style-name="Tablo9.C2" office:value-type="string">
            <text:p text:style-name="P9">Dışa dönük</text:p>
            <text:p text:style-name="P9">Dobra</text:p>
            <text:p text:style-name="P12">Duygu ve düşünceleri anlama yeteneği</text:p>
          </table:table-cell>
        </table:table-row>
        <table:table-row>
          <table:table-cell table:style-name="Tablo9.A3" office:value-type="float" office:value="9">
            <text:p text:style-name="P7">9</text:p>
          </table:table-cell>
          <table:table-cell table:style-name="Tablo9.A2" office:value-type="string">
            <text:p text:style-name="P9">Çok ince dudaklar</text:p>
          </table:table-cell>
          <table:table-cell table:style-name="Tablo9.C2" office:value-type="string">
            <text:p text:style-name="P9">Alınganlık</text:p>
            <text:p text:style-name="P9">Eleştiriden kaçınma</text:p>
          </table:table-cell>
        </table:table-row>
        <table:table-row>
          <table:table-cell table:style-name="Tablo9.A3" office:value-type="float" office:value="10">
            <text:p text:style-name="P7">10</text:p>
          </table:table-cell>
          <table:table-cell table:style-name="Tablo9.A2" office:value-type="string">
            <text:p text:style-name="P9">Ayrık ön dişler</text:p>
          </table:table-cell>
          <table:table-cell table:style-name="Tablo9.C2" office:value-type="string">
            <text:p text:style-name="P9">Risk alma eğilimi</text:p>
            <text:p text:style-name="P9">Ani karar alma</text:p>
          </table:table-cell>
        </table:table-row>
        <table:table-row>
          <table:table-cell table:style-name="Tablo9.A3" office:value-type="float" office:value="11">
            <text:p text:style-name="P7">11</text:p>
          </table:table-cell>
          <table:table-cell table:style-name="Tablo9.A2" office:value-type="string">
            <text:p text:style-name="P9">İri ön dişler</text:p>
          </table:table-cell>
          <table:table-cell table:style-name="Tablo9.C2" office:value-type="string">
            <text:p text:style-name="P9">İnatçı kişilik</text:p>
            <text:p text:style-name="P9">Taviz vermeme</text:p>
          </table:table-cell>
        </table:table-row>
        <table:table-row>
          <table:table-cell table:style-name="Tablo9.A3" office:value-type="float" office:value="12">
            <text:p text:style-name="P7">12</text:p>
          </table:table-cell>
          <table:table-cell table:style-name="Tablo9.A2" office:value-type="string">
            <text:p text:style-name="P9">Dışa çıkık ön dişler</text:p>
          </table:table-cell>
          <table:table-cell table:style-name="Tablo9.C2" office:value-type="string">
            <text:p text:style-name="P9">İçe dönük kişilik</text:p>
            <text:p text:style-name="P14">Dışa döük olm çabası</text:p>
          </table:table-cell>
        </table:table-row>
        <table:table-row>
          <table:table-cell table:style-name="Tablo9.A15" office:value-type="float" office:value="13">
            <text:p text:style-name="P7">13</text:p>
          </table:table-cell>
          <table:table-cell table:style-name="Tablo9.B15" office:value-type="string">
            <text:p text:style-name="P9">Tabi doğal gülümseme</text:p>
          </table:table-cell>
          <table:table-cell table:style-name="Tablo9.C15" office:value-type="string">
            <text:p text:style-name="P9">Kendiyle barışık</text:p>
            <text:p text:style-name="P9">Samimiyet,rahatlık</text:p>
            <text:p text:style-name="P9"/>
          </table:table-cell>
        </table:table-row>
        <table:table-row>
          <table:table-cell table:style-name="Tablo9.A16" office:value-type="float" office:value="14">
            <text:p text:style-name="P7">14</text:p>
          </table:table-cell>
          <table:table-cell table:style-name="Tablo9.B19" office:value-type="string">
            <text:p text:style-name="P9">Dişetleriyle gülümseme</text:p>
          </table:table-cell>
          <table:table-cell table:style-name="Tablo9.C19" office:value-type="string">
            <text:p text:style-name="P9">Dışa dönüklük</text:p>
            <text:p text:style-name="P9">Cömertlik</text:p>
          </table:table-cell>
        </table:table-row>
        <table:table-row>
          <table:table-cell table:style-name="Tablo9.A16" office:value-type="float" office:value="15">
            <text:p text:style-name="P7">15</text:p>
          </table:table-cell>
          <table:table-cell table:style-name="Tablo9.B19" office:value-type="string">
            <text:p text:style-name="P9">Gergin üst dudakla gülümseme</text:p>
          </table:table-cell>
          <table:table-cell table:style-name="Tablo9.C19" office:value-type="string">
            <text:p text:style-name="P9">Maskeli gülüş</text:p>
            <text:p text:style-name="P9">Samimiyetten uzaklık</text:p>
          </table:table-cell>
        </table:table-row>
        <table:table-row>
          <table:table-cell table:style-name="Tablo9.A16" office:value-type="float" office:value="16">
            <text:p text:style-name="P7">16</text:p>
          </table:table-cell>
          <table:table-cell table:style-name="Tablo9.B19" office:value-type="string">
            <text:p text:style-name="P9">Dudaklar kapalı gülümseme</text:p>
          </table:table-cell>
          <table:table-cell table:style-name="Tablo9.C19" office:value-type="string">
            <text:p text:style-name="P9">Mesafeli duruş</text:p>
          </table:table-cell>
        </table:table-row>
        <table:table-row>
          <table:table-cell table:style-name="Tablo9.A16" office:value-type="float" office:value="17">
            <text:p text:style-name="P7">17</text:p>
          </table:table-cell>
          <table:table-cell table:style-name="Tablo9.B19" office:value-type="string">
            <text:p text:style-name="P9">Eğik gülüş</text:p>
          </table:table-cell>
          <table:table-cell table:style-name="Tablo9.C19" office:value-type="string">
            <text:p text:style-name="P9">Ketumluk</text:p>
          </table:table-cell>
        </table:table-row>
        <table:table-row>
          <table:table-cell table:style-name="Tablo9.A2" office:value-type="string">
            <text:p text:style-name="P7">Notlar</text:p>
          </table:table-cell>
          <table:table-cell table:style-name="Tablo9.C2" table:number-columns-spanned="2" office:value-type="string">
            <text:p text:style-name="P5"><text:s text:c="3"/>Ağız,bireyin iletişim kurma ve kendini ifade etme yeteneğine,iyimserlik/kötümserlik durumuna yönelik mesajlar içerir.</text:p>
            <text:p text:style-name="P5"><text:s text:c="3"/>Dişler ise bireyin inat ve çekinme durumuna yönelik mesajlar içerir.</text:p>
          </table:table-cell>
          <table:covered-table-cell/>
        </table:table-row>
      </table:table>
      <text:p text:style-name="P2">Gri olan kısımlar ayrı bir (13.) kriter olarak değerlendirilebilir.</text:p>
      <text:p text:style-name="Standard"/>
      <text:p text:style-name="Standard"/>
      <text:p text:style-name="Standard"/>
      <table:table table:name="Tablo10" table:style-name="Tablo10">
        <table:table-column table:style-name="Tablo10.A"/>
        <table:table-column table:style-name="Tablo10.B"/>
        <table:table-column table:style-name="Tablo10.C"/>
        <table:table-row>
          <table:table-cell table:style-name="Tablo10.A1" table:number-columns-spanned="3" office:value-type="string">
            <text:p text:style-name="P8">10# ÇENE BÖLGESİ TABLOSU</text:p>
          </table:table-cell>
          <table:covered-table-cell/>
          <table:covered-table-cell/>
        </table:table-row>
        <table:table-row>
          <table:table-cell table:style-name="Tablo10.A2" office:value-type="string">
            <text:p text:style-name="P7">KOD</text:p>
          </table:table-cell>
          <table:table-cell table:style-name="Tablo10.A2" office:value-type="string">
            <text:p text:style-name="P7">KRİTER</text:p>
          </table:table-cell>
          <table:table-cell table:style-name="Tablo10.C2" office:value-type="string">
            <text:p text:style-name="P7">SONUÇ</text:p>
          </table:table-cell>
        </table:table-row>
        <table:table-row>
          <table:table-cell table:style-name="Tablo10.A3" office:value-type="float" office:value="1">
            <text:p text:style-name="P7">1</text:p>
          </table:table-cell>
          <table:table-cell table:style-name="Tablo10.A2" office:value-type="string">
            <text:p text:style-name="P9">İri çene kemiği</text:p>
          </table:table-cell>
          <table:table-cell table:style-name="Tablo10.C2" office:value-type="string">
            <text:p text:style-name="P9">Kararlı kişilik</text:p>
            <text:p text:style-name="P9">İdeallere ve prensiplere bağlılık</text:p>
          </table:table-cell>
        </table:table-row>
        <table:table-row>
          <table:table-cell table:style-name="Tablo10.A3" office:value-type="float" office:value="2">
            <text:p text:style-name="P7">2</text:p>
          </table:table-cell>
          <table:table-cell table:style-name="Tablo10.A2" office:value-type="string">
            <text:p text:style-name="P9">Dar çene kemiği</text:p>
          </table:table-cell>
          <table:table-cell table:style-name="Tablo10.C2" office:value-type="string">
            <text:p text:style-name="P9">Zorluktan kaçma</text:p>
            <text:p text:style-name="P9">Kolay vazgeçme</text:p>
            <text:p text:style-name="P9">Kontrolden hoşlanmama</text:p>
          </table:table-cell>
        </table:table-row>
        <table:table-row>
          <table:table-cell table:style-name="Tablo10.A3" office:value-type="float" office:value="3">
            <text:p text:style-name="P7">3</text:p>
          </table:table-cell>
          <table:table-cell table:style-name="Tablo10.A2" office:value-type="string">
            <text:p text:style-name="P9">Kuvvetli ve dikkat çeken</text:p>
          </table:table-cell>
          <table:table-cell table:style-name="Tablo10.C2" office:value-type="string">
            <text:p text:style-name="P9">Rekabetçi</text:p>
            <text:p text:style-name="P9">Çatışmadan kaçınmama</text:p>
          </table:table-cell>
        </table:table-row>
        <table:table-row>
          <table:table-cell table:style-name="Tablo10.A3" office:value-type="float" office:value="4">
            <text:p text:style-name="P7">4</text:p>
          </table:table-cell>
          <table:table-cell table:style-name="Tablo10.A2" office:value-type="string">
            <text:p text:style-name="P9">Dışa çıkık çene</text:p>
          </table:table-cell>
          <table:table-cell table:style-name="Tablo10.C2" office:value-type="string">
            <text:p text:style-name="P9">Son lafı söyleme eğilimi</text:p>
            <text:p text:style-name="P9">İnatçı ve kararlı</text:p>
          </table:table-cell>
        </table:table-row>
        <table:table-row>
          <table:table-cell table:style-name="Tablo10.A3" office:value-type="float" office:value="5">
            <text:p text:style-name="P7">5</text:p>
          </table:table-cell>
          <table:table-cell table:style-name="Tablo10.A2" office:value-type="string">
            <text:p text:style-name="P9">Geniş çene</text:p>
          </table:table-cell>
          <table:table-cell table:style-name="Tablo10.C2" office:value-type="string">
            <text:p text:style-name="P9">Yüksek fiziksel dayanıklılık</text:p>
            <text:p text:style-name="P9">Duygusal olarak kolay incinme</text:p>
          </table:table-cell>
        </table:table-row>
        <table:table-row>
          <table:table-cell table:style-name="Tablo10.A3" office:value-type="float" office:value="6">
            <text:p text:style-name="P7">6</text:p>
          </table:table-cell>
          <table:table-cell table:style-name="Tablo10.A2" office:value-type="string">
            <text:p text:style-name="P9">Çok geniş çene</text:p>
          </table:table-cell>
          <table:table-cell table:style-name="Tablo10.C2" office:value-type="string">
            <text:p text:style-name="P9">Kolay toparlanabilme</text:p>
          </table:table-cell>
        </table:table-row>
        <table:table-row>
          <table:table-cell table:style-name="Tablo10.A3" office:value-type="float" office:value="7">
            <text:p text:style-name="P7">7</text:p>
          </table:table-cell>
          <table:table-cell table:style-name="Tablo10.A2" office:value-type="string">
            <text:p text:style-name="P9">Uzun çene</text:p>
          </table:table-cell>
          <table:table-cell table:style-name="Tablo10.C2" office:value-type="string">
            <text:p text:style-name="P9">Kolay toparlanabilme</text:p>
            <text:p text:style-name="P9">Ayağı yere sağlam basan</text:p>
          </table:table-cell>
        </table:table-row>
        <text:soft-page-break/>
        <table:table-row>
          <table:table-cell table:style-name="Tablo10.A3" office:value-type="float" office:value="8">
            <text:p text:style-name="P7">8</text:p>
          </table:table-cell>
          <table:table-cell table:style-name="Tablo10.A2" office:value-type="string">
            <text:p text:style-name="P9">Küçük çene</text:p>
          </table:table-cell>
          <table:table-cell table:style-name="Tablo10.C2" office:value-type="string">
            <text:p text:style-name="P9">Eleştiriden olumsuz etkilenen</text:p>
            <text:p text:style-name="P9">Başkasına bağımlı</text:p>
            <text:p text:style-name="P9">Yumuşak huylu</text:p>
          </table:table-cell>
        </table:table-row>
        <table:table-row>
          <table:table-cell table:style-name="Tablo10.A3" office:value-type="float" office:value="9">
            <text:p text:style-name="P7">9</text:p>
          </table:table-cell>
          <table:table-cell table:style-name="Tablo10.A2" office:value-type="string">
            <text:p text:style-name="P9">Geride çene</text:p>
          </table:table-cell>
          <table:table-cell table:style-name="Tablo10.C2" office:value-type="string">
            <text:p text:style-name="P9">Çatışmadan kaçınan</text:p>
            <text:p text:style-name="P9">Uzlaşmacı yaklaaşım</text:p>
            <text:p text:style-name="P9">Etik değere önem veren</text:p>
          </table:table-cell>
        </table:table-row>
        <table:table-row>
          <table:table-cell table:style-name="Tablo10.A3" office:value-type="float" office:value="10">
            <text:p text:style-name="P7">10</text:p>
          </table:table-cell>
          <table:table-cell table:style-name="Tablo10.A2" office:value-type="string">
            <text:p text:style-name="P9">Yuvarlak çene </text:p>
          </table:table-cell>
          <table:table-cell table:style-name="Tablo10.C2" office:value-type="string">
            <text:p text:style-name="P9">İnsacıl kişilik</text:p>
            <text:p text:style-name="P9">İyi kalpli,yardımsever</text:p>
          </table:table-cell>
        </table:table-row>
        <table:table-row>
          <table:table-cell table:style-name="Tablo10.A3" office:value-type="float" office:value="11">
            <text:p text:style-name="P7">11</text:p>
          </table:table-cell>
          <table:table-cell table:style-name="Tablo10.A2" office:value-type="string">
            <text:p text:style-name="P9">Altı düz çene</text:p>
          </table:table-cell>
          <table:table-cell table:style-name="Tablo10.C2" office:value-type="string">
            <text:p text:style-name="P9">İş sonlandırıcı</text:p>
            <text:p text:style-name="P9">Bilgiyle karar veren</text:p>
          </table:table-cell>
        </table:table-row>
        <table:table-row>
          <table:table-cell table:style-name="Tablo10.A3" office:value-type="float" office:value="12">
            <text:p text:style-name="P7">12</text:p>
          </table:table-cell>
          <table:table-cell table:style-name="Tablo10.A2" office:value-type="string">
            <text:p text:style-name="P9">Yuvarlak çene</text:p>
          </table:table-cell>
          <table:table-cell table:style-name="Tablo10.C2" office:value-type="string">
            <text:p text:style-name="P9">İnsancıl kişilik</text:p>
            <text:p text:style-name="P9">İyi kalpli,yardımsever</text:p>
          </table:table-cell>
        </table:table-row>
        <table:table-row>
          <table:table-cell table:style-name="Tablo10.A3" office:value-type="float" office:value="13">
            <text:p text:style-name="P7">13</text:p>
          </table:table-cell>
          <table:table-cell table:style-name="Tablo10.A2" office:value-type="string">
            <text:p text:style-name="P9">Sivri çene </text:p>
          </table:table-cell>
          <table:table-cell table:style-name="Tablo10.C2" office:value-type="string">
            <text:p text:style-name="P9">Kontrolü elde tutma isteği</text:p>
            <text:p text:style-name="P9">Hedef ve sonuç odaklı</text:p>
          </table:table-cell>
        </table:table-row>
        <table:table-row>
          <table:table-cell table:style-name="Tablo10.A3" office:value-type="float" office:value="14">
            <text:p text:style-name="P7">14</text:p>
          </table:table-cell>
          <table:table-cell table:style-name="Tablo10.A2" office:value-type="string">
            <text:p text:style-name="P9">Dışa doğru sivri çene</text:p>
          </table:table-cell>
          <table:table-cell table:style-name="Tablo10.C2" office:value-type="string">
            <text:p text:style-name="P9">Bencil yaklaşım</text:p>
          </table:table-cell>
        </table:table-row>
        <table:table-row>
          <table:table-cell table:style-name="Tablo10.A2" office:value-type="string">
            <text:p text:style-name="P7">Notlar</text:p>
          </table:table-cell>
          <table:table-cell table:style-name="Tablo10.C2" table:number-columns-spanned="2" office:value-type="string">
            <text:p text:style-name="P5">Çene,bireyin katkıda bulunma isteğine,şiddete başvurma durumuna ve eleştiriye açıklık veya kapalılık durumuna yönelik mesajlar içerir.</text:p>
          </table:table-cell>
          <table:covered-table-cell/>
        </table:table-row>
      </table:table>
      <text:p text:style-name="Standard"><text:tab/></text:p>
      <text:p text:style-name="Standard"/>
      <text:p text:style-name="Standard"/>
      <table:table table:name="Tablo11" table:style-name="Tablo11">
        <table:table-column table:style-name="Tablo11.A"/>
        <table:table-column table:style-name="Tablo11.B"/>
        <table:table-column table:style-name="Tablo11.C"/>
        <table:table-row>
          <table:table-cell table:style-name="Tablo11.A1" table:number-columns-spanned="3" office:value-type="string">
            <text:p text:style-name="P8">11# YÜZ ÇİZGİLERİ TABLOSU</text:p>
          </table:table-cell>
          <table:covered-table-cell/>
          <table:covered-table-cell/>
        </table:table-row>
        <table:table-row>
          <table:table-cell table:style-name="Tablo11.A2" office:value-type="string">
            <text:p text:style-name="P7">KOD</text:p>
          </table:table-cell>
          <table:table-cell table:style-name="Tablo11.A2" office:value-type="string">
            <text:p text:style-name="P7">KRİTER</text:p>
          </table:table-cell>
          <table:table-cell table:style-name="Tablo11.C2" office:value-type="string">
            <text:p text:style-name="P7">SONUÇ</text:p>
          </table:table-cell>
        </table:table-row>
        <table:table-row>
          <table:table-cell table:style-name="Tablo11.A3" office:value-type="float" office:value="1">
            <text:p text:style-name="P7">1</text:p>
          </table:table-cell>
          <table:table-cell table:style-name="Tablo11.A2" office:value-type="string">
            <text:p text:style-name="P9">Alındaki çapraz çizgiler</text:p>
          </table:table-cell>
          <table:table-cell table:style-name="Tablo11.C2" office:value-type="string">
            <text:p text:style-name="P9">Uzmanlık çabası</text:p>
            <text:p text:style-name="P9">Çizgi kadar uzmanlık</text:p>
          </table:table-cell>
        </table:table-row>
        <table:table-row>
          <table:table-cell table:style-name="Tablo11.A3" office:value-type="float" office:value="2">
            <text:p text:style-name="P7">2</text:p>
          </table:table-cell>
          <table:table-cell table:style-name="Tablo11.A2" office:value-type="string">
            <text:p text:style-name="P9">Kaşlar arasında derin tek çizgi</text:p>
          </table:table-cell>
          <table:table-cell table:style-name="Tablo11.C2" office:value-type="string">
            <text:p text:style-name="P9">Bir konuya odaklanma</text:p>
            <text:p text:style-name="P9">İşi yapmaya odaklanma</text:p>
          </table:table-cell>
        </table:table-row>
        <table:table-row>
          <table:table-cell table:style-name="Tablo11.A3" office:value-type="float" office:value="3">
            <text:p text:style-name="P7">3</text:p>
          </table:table-cell>
          <table:table-cell table:style-name="Tablo11.A2" office:value-type="string">
            <text:p text:style-name="P9">Kaşlar arasında çift çizgi</text:p>
          </table:table-cell>
          <table:table-cell table:style-name="Tablo11.C2" office:value-type="string">
            <text:p text:style-name="P9">Başarı beklentisi yüksek</text:p>
          </table:table-cell>
        </table:table-row>
        <table:table-row>
          <table:table-cell table:style-name="Tablo11.A3" office:value-type="float" office:value="4">
            <text:p text:style-name="P7">4</text:p>
          </table:table-cell>
          <table:table-cell table:style-name="Tablo11.A2" office:value-type="string">
            <text:p text:style-name="P9">Kaşlar arasında birçok dikey çizgi</text:p>
          </table:table-cell>
          <table:table-cell table:style-name="Tablo11.C2" office:value-type="string">
            <text:p text:style-name="P9">Mükemmeliyetçilik</text:p>
          </table:table-cell>
        </table:table-row>
        <table:table-row>
          <table:table-cell table:style-name="Tablo11.A3" office:value-type="float" office:value="5">
            <text:p text:style-name="P7">5</text:p>
          </table:table-cell>
          <table:table-cell table:style-name="Tablo11.A2" office:value-type="string">
            <text:p text:style-name="P9">Gözler arası üçgen</text:p>
          </table:table-cell>
          <table:table-cell table:style-name="Tablo11.C2" office:value-type="string">
            <text:p text:style-name="P9">Dengeli yaklaşım</text:p>
            <text:p text:style-name="P9">Derinlemesine inceleme</text:p>
          </table:table-cell>
        </table:table-row>
        <table:table-row>
          <table:table-cell table:style-name="Tablo11.A3" office:value-type="float" office:value="6">
            <text:p text:style-name="P7">6</text:p>
          </table:table-cell>
          <table:table-cell table:style-name="Tablo11.A2" office:value-type="string">
            <text:p text:style-name="P9">Burun üstü yatay çizgiler</text:p>
          </table:table-cell>
          <table:table-cell table:style-name="Tablo11.C2" office:value-type="string">
            <text:p text:style-name="P9">Sorumluluk sahibi</text:p>
            <text:p text:style-name="P9">Sorumluluktan kaçınmama</text:p>
          </table:table-cell>
        </table:table-row>
        <table:table-row>
          <table:table-cell table:style-name="Tablo11.A3" office:value-type="float" office:value="7">
            <text:p text:style-name="P7">7</text:p>
          </table:table-cell>
          <table:table-cell table:style-name="Tablo11.A2" office:value-type="string">
            <text:p text:style-name="P9">Göz kenarında çizgiler</text:p>
          </table:table-cell>
          <table:table-cell table:style-name="Tablo11.C2" office:value-type="string">
            <text:p text:style-name="P9">Bütünü görebilme isteği</text:p>
            <text:p text:style-name="P9">Geleceğe odaklı</text:p>
          </table:table-cell>
        </table:table-row>
        <table:table-row>
          <table:table-cell table:style-name="Tablo11.A3" office:value-type="float" office:value="8">
            <text:p text:style-name="P7">8</text:p>
          </table:table-cell>
          <table:table-cell table:style-name="Tablo11.A2" office:value-type="string">
            <text:p text:style-name="P9">Yanak üzerinde çapraz çizgiler</text:p>
          </table:table-cell>
          <table:table-cell table:style-name="Tablo11.C2" office:value-type="string">
            <text:p text:style-name="P9">Zor ve mücadeleci bir yaşam</text:p>
          </table:table-cell>
        </table:table-row>
        <table:table-row>
          <table:table-cell table:style-name="Tablo11.A3" office:value-type="float" office:value="9">
            <text:p text:style-name="P7">9</text:p>
          </table:table-cell>
          <table:table-cell table:style-name="Tablo11.A2" office:value-type="string">
            <text:p text:style-name="P9">Burun kenarında göze yakın çizgiler</text:p>
          </table:table-cell>
          <table:table-cell table:style-name="Tablo11.C2" office:value-type="string">
            <text:p text:style-name="P9">Esprili kişilik</text:p>
            <text:p text:style-name="P9">İlginç espri anlayışı</text:p>
          </table:table-cell>
        </table:table-row>
        <table:table-row>
          <table:table-cell table:style-name="Tablo11.A3" office:value-type="float" office:value="10">
            <text:p text:style-name="P7">10</text:p>
          </table:table-cell>
          <table:table-cell table:style-name="Tablo11.A2" office:value-type="string">
            <text:p text:style-name="P9">Burun kenarında asağı derin çizgiler</text:p>
          </table:table-cell>
          <table:table-cell table:style-name="Tablo11.C2" office:value-type="string">
            <text:p text:style-name="P9">Üzüntüler</text:p>
          </table:table-cell>
        </table:table-row>
        <table:table-row>
          <table:table-cell table:style-name="Tablo11.A3" office:value-type="float" office:value="11">
            <text:p text:style-name="P7">11</text:p>
          </table:table-cell>
          <table:table-cell table:style-name="Tablo11.A2" office:value-type="string">
            <text:p text:style-name="P9">Ağız kenarında çeneye doğru çizgiler</text:p>
          </table:table-cell>
          <table:table-cell table:style-name="Tablo11.C2" office:value-type="string">
            <text:p text:style-name="P9">Yaşanan üzüntüler</text:p>
            <text:p text:style-name="P9">Şefkatli ve empatik yaklaşım</text:p>
          </table:table-cell>
        </table:table-row>
        <text:soft-page-break/>
        <table:table-row>
          <table:table-cell table:style-name="Tablo11.A3" office:value-type="float" office:value="12">
            <text:p text:style-name="P7">12</text:p>
          </table:table-cell>
          <table:table-cell table:style-name="Tablo11.A2" office:value-type="string">
            <text:p text:style-name="P9">Çenede yay şeklinde çizgi</text:p>
          </table:table-cell>
          <table:table-cell table:style-name="Tablo11.C2" office:value-type="string">
            <text:p text:style-name="P9">Onaylanma beklentisi</text:p>
          </table:table-cell>
        </table:table-row>
        <table:table-row>
          <table:table-cell table:style-name="Tablo11.A3" office:value-type="float" office:value="13">
            <text:p text:style-name="P7">13</text:p>
          </table:table-cell>
          <table:table-cell table:style-name="Tablo11.A2" office:value-type="string">
            <text:p text:style-name="P9">Ağız kenarında küçük çizgi</text:p>
          </table:table-cell>
          <table:table-cell table:style-name="Tablo11.C2" office:value-type="string">
            <text:p text:style-name="P9">Ketumluk</text:p>
          </table:table-cell>
        </table:table-row>
        <table:table-row>
          <table:table-cell table:style-name="Tablo11.A2" office:value-type="string">
            <text:p text:style-name="P7">Notlar</text:p>
          </table:table-cell>
          <table:table-cell table:style-name="Tablo11.C2" table:number-columns-spanned="2" office:value-type="string">
            <text:p text:style-name="P5">Yüzdeki çizgiler,bireyin yeteneklerine ve yaşanan zorluklara yönelik mesajlar içerir.</text:p>
          </table:table-cell>
          <table:covered-table-cell/>
        </table:table-row>
      </table:table>
      <text:p text:style-name="Standard"/>
      <text:p text:style-name="Standard"/>
      <table:table table:name="Tablo12" table:style-name="Tablo12">
        <table:table-column table:style-name="Tablo12.A"/>
        <table:table-column table:style-name="Tablo12.B"/>
        <table:table-column table:style-name="Tablo12.C"/>
        <table:table-row>
          <table:table-cell table:style-name="Tablo12.A1" table:number-columns-spanned="3" office:value-type="string">
            <text:p text:style-name="P8">12# BAŞ TİPLERİ TABLOSU</text:p>
          </table:table-cell>
          <table:covered-table-cell/>
          <table:covered-table-cell/>
        </table:table-row>
        <table:table-row>
          <table:table-cell table:style-name="Tablo12.A2" office:value-type="string">
            <text:p text:style-name="P7">KOD</text:p>
          </table:table-cell>
          <table:table-cell table:style-name="Tablo12.A2" office:value-type="string">
            <text:p text:style-name="P7">KRİTER</text:p>
          </table:table-cell>
          <table:table-cell table:style-name="Tablo12.C2" office:value-type="string">
            <text:p text:style-name="P7">SONUÇ</text:p>
          </table:table-cell>
        </table:table-row>
        <table:table-row>
          <table:table-cell table:style-name="Tablo12.A3" office:value-type="float" office:value="1">
            <text:p text:style-name="P7">1</text:p>
          </table:table-cell>
          <table:table-cell table:style-name="Tablo12.A2" office:value-type="string">
            <text:p text:style-name="Table_20_Contents">Baş tepesi yukarıda</text:p>
          </table:table-cell>
          <table:table-cell table:style-name="Tablo12.C2" office:value-type="string">
            <text:p text:style-name="Table_20_Contents">İhtiyatlı yaklaşım</text:p>
            <text:p text:style-name="Table_20_Contents">Karar için bilgiye ihtiyaç duyma</text:p>
            <text:p text:style-name="Table_20_Contents">Kararlı,ısrarcı kişilik</text:p>
            <text:p text:style-name="Table_20_Contents">Baskı kurma eğilimi</text:p>
          </table:table-cell>
        </table:table-row>
        <table:table-row>
          <table:table-cell table:style-name="Tablo12.A3" office:value-type="float" office:value="2">
            <text:p text:style-name="P7">2</text:p>
          </table:table-cell>
          <table:table-cell table:style-name="Tablo12.A2" office:value-type="string">
            <text:p text:style-name="Table_20_Contents">Alın baş tepesinden yukarıda</text:p>
          </table:table-cell>
          <table:table-cell table:style-name="Tablo12.C2" office:value-type="string">
            <text:p text:style-name="Table_20_Contents">Olumlu ve iyi niyetli olma</text:p>
            <text:p text:style-name="Table_20_Contents">İtimat edilir</text:p>
            <text:p text:style-name="Table_20_Contents">Sempatik</text:p>
          </table:table-cell>
        </table:table-row>
        <table:table-row>
          <table:table-cell table:style-name="Tablo12.A2" office:value-type="string">
            <text:p text:style-name="P7">Notlar</text:p>
          </table:table-cell>
          <table:table-cell table:style-name="Tablo12.C2" table:number-columns-spanned="2" office:value-type="string">
            <text:p text:style-name="P5">Kafa şekilleri,bireyin tedbirli veya baskıcı olup olmadığına yönelik mesajlar içerir.</text:p>
          </table:table-cell>
          <table:covered-table-cell/>
        </table:table-row>
      </table:table>
      <text:p text:style-name="Standard"/>
      <text:p text:style-name="Standard"/>
      <text:p text:style-name="P3">YAPILACAKLAR</text:p>
      <text:list xml:id="list6642103006121776399" text:style-name="L1">
        <text:list-item>
          <text:p text:style-name="P10">Notlar bir tabloda toplanıp bahsi geçen sıftalar numaralandırılarak istenen kriterler neticesinde aranan şahısta olması gereken fisiksel özellikler belirlenebilecek (Tümden parçaya gidilebilecek)</text:p>
        </text:list-item>
        <text:list-item>
          <text:p text:style-name="P10">Yine bu numaralandırılan sıfatların toplama etkisini belirlemek için yüzdelik bir dilimde hesaplanarak hepsine belirli bir puan verilecek (%44 liderlik,%42 kerizlik,%14 çalışkanlık gibi değerlendirmeler yapılabilecek)</text:p>
        </text:list-item>
        <text:list-item>
          <text:p text:style-name="P10">Meslek sahiplerinin söz konusu meslekte ihtiva etmesi gereken kişisel özelleri belirlenecek (Hangi meslek için hangi fiziksel özelliklere (Yüz) sahip şahısların aranması gerektiği ve hangi meslek gruplarında kimlerin daha başarılı ve yatkın olduklarının tespiti yapılabilecek (1.Şıkkın tamamlanmasıyla bu daha kolay olacak)).</text:p>
        </text:list-item>
        <text:list-item>
          <text:p text:style-name="P10">Ortaya çıkarılan sonuçlar kullanmıcılardan gelen geri bildirimlerle (feedback) daha tutarlı hale getirilebilecek.</text:p>
        </text:list-item>
        <text:list-item>
          <text:p text:style-name="P10">Geliştirilen algoritmalar sayesinde (YZ) resimden tahlil yapılması mümkün hale gelebilecek.</text:p>
        </text:list-item>
        <text:list-item>
          <text:p text:style-name="P10">Belirtilen kriterlerin yanına örnek birer grafik/resim eklenec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87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22:53:49.44</meta:creation-date>
    <dc:date>2015-12-23T12:52:41.753000000</dc:date>
    <meta:editing-duration>PT5H44M9S</meta:editing-duration>
    <meta:editing-cycles>7</meta:editing-cycles>
    <meta:generator>LibreOffice/4.4.7.2$Windows_x86 LibreOffice_project/f3153a8b245191196a4b6b9abd1d0da16eead600</meta:generator>
    <meta:document-statistic meta:table-count="12" meta:image-count="0" meta:object-count="0" meta:page-count="9" meta:paragraph-count="605" meta:word-count="1608" meta:character-count="10737" meta:non-whitespace-character-count="9721"/>
  </office:meta>
</office:document-meta>
</file>